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9.622cm"/>
    </style:style>
    <style:style style:name="co9" style:family="table-column">
      <style:table-column-properties fo:break-before="auto" style:column-width="15.095cm"/>
    </style:style>
    <style:style style:name="co10" style:family="table-column">
      <style:table-column-properties fo:break-before="auto" style:column-width="5.973cm"/>
    </style:style>
    <style:style style:name="co11" style:family="table-column">
      <style:table-column-properties fo:break-before="auto" style:column-width="10.901cm"/>
    </style:style>
    <style:style style:name="co12" style:family="table-column">
      <style:table-column-properties fo:break-before="auto" style:column-width="8.913cm"/>
    </style:style>
    <style:style style:name="co13" style:family="table-column">
      <style:table-column-properties fo:break-before="auto" style:column-width="8.232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12.291cm"/>
    </style:style>
    <style:style style:name="co16" style:family="table-column">
      <style:table-column-properties fo:break-before="auto" style:column-width="1.401cm"/>
    </style:style>
    <style:style style:name="co17" style:family="table-column">
      <style:table-column-properties fo:break-before="auto" style:column-width="6.473cm"/>
    </style:style>
    <style:style style:name="co18" style:family="table-column">
      <style:table-column-properties fo:break-before="auto" style:column-width="4.881cm"/>
    </style:style>
    <style:style style:name="co19" style:family="table-column">
      <style:table-column-properties fo:break-before="auto" style:column-width="1.251cm"/>
    </style:style>
    <style:style style:name="co20" style:family="table-column">
      <style:table-column-properties fo:break-before="auto" style:column-width="4.669cm"/>
    </style:style>
    <style:style style:name="co21" style:family="table-column">
      <style:table-column-properties fo:break-before="auto" style:column-width="3.895cm"/>
    </style:style>
    <style:style style:name="co22" style:family="table-column">
      <style:table-column-properties fo:break-before="auto" style:column-width="1.626cm"/>
    </style:style>
    <style:style style:name="co23" style:family="table-column">
      <style:table-column-properties fo:break-before="auto" style:column-width="4.138cm"/>
    </style:style>
    <style:style style:name="co24" style:family="table-column">
      <style:table-column-properties fo:break-before="auto" style:column-width="4.598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1.3cm" fo:break-before="auto" style:use-optimal-row-height="false"/>
    </style:style>
    <style:style style:name="ro5" style:family="table-row">
      <style:table-row-properties style:row-height="1.3cm" fo:break-before="page" style:use-optimal-row-height="false"/>
    </style:style>
    <style:style style:name="ro6" style:family="table-row">
      <style:table-row-properties style:row-height="1.806cm" fo:break-before="auto" style:use-optimal-row-height="false"/>
    </style:style>
    <style:style style:name="ro7" style:family="table-row">
      <style:table-row-properties style:row-height="1.11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1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ppearingStudentEligibilityRep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="none"/>
      <style:text-properties fo:font-size="14pt" style:font-size-asian="14pt" style:font-size-complex="14pt"/>
    </style:style>
    <style:style style:name="ce18" style:family="table-cell" style:parent-style-name="Default">
      <style:table-cell-properties fo:border="0.99pt solid #000000" style:vertical-align="middle"/>
      <style:text-properties fo:font-size="14pt" style:font-size-asian="14pt" style:font-size-complex="14pt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fo:border="0.99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99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border="none"/>
      <style:text-properties fo:font-size="16pt" style:font-size-asian="16pt" style:font-size-complex="16pt"/>
    </style:style>
    <style:style style:name="ce32" style:family="table-cell" style:parent-style-name="Default">
      <style:table-cell-properties fo:border="0.06pt solid #000000" style:vertical-align="middle"/>
      <style:text-properties fo:font-size="16pt" style:font-size-asian="16pt" style:font-size-complex="16pt"/>
    </style:style>
    <style:style style:name="ce33" style:family="table-cell" style:parent-style-name="Default">
      <style:table-cell-properties fo:border="0.06pt solid #000000" style:vertical-align="middle"/>
      <style:text-properties fo:color="#999999" style:text-line-through-style="solid" style:text-line-through-type="double" fo:font-size="16pt" style:font-size-asian="16pt" style:font-size-complex="16pt"/>
    </style:style>
    <style:style style:name="ce34" style:family="table-cell" style:parent-style-name="Default">
      <style:table-cell-properties fo:border="none" style:vertical-align="middle"/>
      <style:text-properties fo:font-size="28pt" fo:font-weight="bold" style:font-size-asian="28pt" style:font-weight-asian="bold" style:font-size-complex="28pt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fo:color="#999999" style:text-outline="false" style:text-line-through-style="solid" style:text-line-through-type="doubl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06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fo:padding="0.071cm" style:rotation-align="none" style:vertical-align="middle"/>
      <style:text-properties fo:color="#999999" style:text-outline="false" style:text-line-through-style="solid" style:text-line-through-type="doubl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7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order="none"/>
      <style:text-properties fo:font-size="24pt" fo:font-weight="bold" style:font-size-asian="24pt" style:font-weight-asian="bold" style:font-size-complex="24pt" style:font-weight-complex="bold"/>
    </style:style>
    <style:style style:name="ce49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RegNo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Exam Date</text:p>
          </table:table-cell>
          <table:table-cell table:style-name="ce1" office:value-type="string" calcext:value-type="string">
            <text:p>Sessi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Koshy Shibu Thomas</text:p>
          </table:table-cell>
          <table:table-cell table:style-name="ce3" office:value-type="string" calcext:value-type="string">
            <text:p>ADR16CS03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m <text:s/>Antony</text:p>
          </table:table-cell>
          <table:table-cell table:style-name="ce3" office:value-type="string" calcext:value-type="string">
            <text:p>AEC18CE02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ghana <text:s/>Nandan</text:p>
          </table:table-cell>
          <table:table-cell table:style-name="ce3" office:value-type="string" calcext:value-type="string">
            <text:p>ASI18CS08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erin P Syam</text:p>
          </table:table-cell>
          <table:table-cell table:style-name="ce3" office:value-type="string" calcext:value-type="string">
            <text:p>BMC16AE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a <text:s/>Antony</text:p>
          </table:table-cell>
          <table:table-cell table:style-name="ce3" office:value-type="string" calcext:value-type="string">
            <text:p>BTE15CS01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Francis Chettupuzhakaren</text:p>
          </table:table-cell>
          <table:table-cell table:style-name="ce3" office:value-type="string" calcext:value-type="string">
            <text:p>CEC15CS00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prasad <text:s/>S</text:p>
          </table:table-cell>
          <table:table-cell table:style-name="ce3" office:value-type="string" calcext:value-type="string">
            <text:p>CEC16EE02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v Krishna Danam</text:p>
          </table:table-cell>
          <table:table-cell table:style-name="ce3" office:value-type="string" calcext:value-type="string">
            <text:p>CHN18EE03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jitha S Kumar</text:p>
          </table:table-cell>
          <table:table-cell table:style-name="ce3" office:value-type="string" calcext:value-type="string">
            <text:p>FIT16EC01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lvin <text:s/>Devassy</text:p>
          </table:table-cell>
          <table:table-cell table:style-name="ce3" office:value-type="string" calcext:value-type="string">
            <text:p>FIT17CE07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Menon P P <text:s/></text:p>
          </table:table-cell>
          <table:table-cell table:style-name="ce3" office:value-type="string" calcext:value-type="string">
            <text:p>IES16ME00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E S</text:p>
          </table:table-cell>
          <table:table-cell table:style-name="ce3" office:value-type="string" calcext:value-type="string">
            <text:p>KIT16CS00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mon <text:s/>Shaji</text:p>
          </table:table-cell>
          <table:table-cell table:style-name="ce3" office:value-type="string" calcext:value-type="string">
            <text:p>MBC16EC03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a <text:s/>Varghese</text:p>
          </table:table-cell>
          <table:table-cell table:style-name="ce3" office:value-type="string" calcext:value-type="string">
            <text:p>MBT15CS02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bin <text:s/>S L</text:p>
          </table:table-cell>
          <table:table-cell table:style-name="ce3" office:value-type="string" calcext:value-type="string">
            <text:p>MBT16CS05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dul Sahad M S</text:p>
          </table:table-cell>
          <table:table-cell table:style-name="ce3" office:value-type="string" calcext:value-type="string">
            <text:p>MDL16EBE00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shay S Vinod</text:p>
          </table:table-cell>
          <table:table-cell table:style-name="ce3" office:value-type="string" calcext:value-type="string">
            <text:p>MDL18CS01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shaan K S</text:p>
          </table:table-cell>
          <table:table-cell table:style-name="ce3" office:value-type="string" calcext:value-type="string">
            <text:p>MDL18CS04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meem Hassan K B</text:p>
          </table:table-cell>
          <table:table-cell table:style-name="ce3" office:value-type="string" calcext:value-type="string">
            <text:p>MDL18CS05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ashid Suhail M</text:p>
          </table:table-cell>
          <table:table-cell table:style-name="ce3" office:value-type="string" calcext:value-type="string">
            <text:p>MDL18CS09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nu <text:s/>Jude</text:p>
          </table:table-cell>
          <table:table-cell table:style-name="ce3" office:value-type="string" calcext:value-type="string">
            <text:p>MNR17CS01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<text:s/>P S</text:p>
          </table:table-cell>
          <table:table-cell table:style-name="ce3" office:value-type="string" calcext:value-type="string">
            <text:p>NCE16EC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olbin <text:s/>Jojo</text:p>
          </table:table-cell>
          <table:table-cell table:style-name="ce3" office:value-type="string" calcext:value-type="string">
            <text:p>NSS16IC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ameemul Ansari Cn</text:p>
          </table:table-cell>
          <table:table-cell table:style-name="ce3" office:value-type="string" calcext:value-type="string">
            <text:p>NSS17ME10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old <text:s/>Edison</text:p>
          </table:table-cell>
          <table:table-cell table:style-name="ce3" office:value-type="string" calcext:value-type="string">
            <text:p>RET16CS10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beeb Kizhakke Peedikayil</text:p>
          </table:table-cell>
          <table:table-cell table:style-name="ce3" office:value-type="string" calcext:value-type="string">
            <text:p>SCM16EE03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vel <text:s/>Jose</text:p>
          </table:table-cell>
          <table:table-cell table:style-name="ce3" office:value-type="string" calcext:value-type="string">
            <text:p>SJC16CS064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shi A R</text:p>
          </table:table-cell>
          <table:table-cell table:style-name="ce3" office:value-type="string" calcext:value-type="string">
            <text:p>TOC15EE03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K Antony</text:p>
          </table:table-cell>
          <table:table-cell table:style-name="ce3" office:value-type="string" calcext:value-type="string">
            <text:p>TOC15ME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fil Mon Martin</text:p>
          </table:table-cell>
          <table:table-cell table:style-name="ce3" office:value-type="string" calcext:value-type="string">
            <text:p>TOC16EC01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Anas </text:p>
          </table:table-cell>
          <table:table-cell table:style-name="ce3" office:value-type="string" calcext:value-type="string">
            <text:p>VML16CE06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chin S </text:p>
          </table:table-cell>
          <table:table-cell table:style-name="ce3" office:value-type="string" calcext:value-type="string">
            <text:p>YCE15ME09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00 <text:s/></text:p>
          </table:table-cell>
          <table:table-cell table:style-name="ce5" table:number-columns-repeated="2"/>
          <table:table-cell/>
          <table:table-cell table:formula="of:=54/18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1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1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v Krishna Danam</text:p>
          </table:table-cell>
          <table:table-cell table:style-name="ce3" office:value-type="string" calcext:value-type="string">
            <text:p>CHN18EE03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khesh <text:s/>S</text:p>
          </table:table-cell>
          <table:table-cell table:style-name="ce3" office:value-type="string" calcext:value-type="string">
            <text:p>MDL16EE04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 Vipin <text:s/>Kumar</text:p>
          </table:table-cell>
          <table:table-cell table:style-name="ce3" office:value-type="string" calcext:value-type="string">
            <text:p>MDL18EE05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regory J John</text:p>
          </table:table-cell>
          <table:table-cell table:style-name="ce3" office:value-type="string" calcext:value-type="string">
            <text:p>FIT16EC06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Fazal T K</text:p>
          </table:table-cell>
          <table:table-cell table:style-name="ce3" office:value-type="string" calcext:value-type="string">
            <text:p>MDL15EC07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kumar <text:s/>R</text:p>
          </table:table-cell>
          <table:table-cell table:style-name="ce3" office:value-type="string" calcext:value-type="string">
            <text:p>MDL17EC076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<text:s/>Salih</text:p>
          </table:table-cell>
          <table:table-cell table:style-name="ce3" office:value-type="string" calcext:value-type="string">
            <text:p>MDL18EBE04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Faras V M</text:p>
          </table:table-cell>
          <table:table-cell table:style-name="ce3" office:value-type="string" calcext:value-type="string">
            <text:p>TCE16CH03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oosh <text:s/>Muhammed</text:p>
          </table:table-cell>
          <table:table-cell table:style-name="ce3" office:value-type="string" calcext:value-type="string">
            <text:p>TKI16BM01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ash M B</text:p>
          </table:table-cell>
          <table:table-cell table:style-name="ce3" office:value-type="string" calcext:value-type="string">
            <text:p>TOC16EC00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4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jmal <text:s/>Latheef</text:p>
          </table:table-cell>
          <table:table-cell table:style-name="ce3" office:value-type="string" calcext:value-type="string">
            <text:p>ADR18CS003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yman <text:s/>Shehzadi</text:p>
          </table:table-cell>
          <table:table-cell table:style-name="ce3" office:value-type="string" calcext:value-type="string">
            <text:p>AJC16CS03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era <text:s/>Joy</text:p>
          </table:table-cell>
          <table:table-cell table:style-name="ce3" office:value-type="string" calcext:value-type="string">
            <text:p>KIT16CS01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shay S Vinod</text:p>
          </table:table-cell>
          <table:table-cell table:style-name="ce3" office:value-type="string" calcext:value-type="string">
            <text:p>MDL18CS01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kumar <text:s/>S</text:p>
          </table:table-cell>
          <table:table-cell table:style-name="ce3" office:value-type="string" calcext:value-type="string">
            <text:p>MGP15CS116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Lloyd P Mathew</text:p>
          </table:table-cell>
          <table:table-cell table:style-name="ce3" office:value-type="string" calcext:value-type="string">
            <text:p>VJC18CS076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ikrishna <text:s/>S</text:p>
          </table:table-cell>
          <table:table-cell table:style-name="ce3" office:value-type="string" calcext:value-type="string">
            <text:p>VPE15CS03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E10105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E103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al <text:s/>Rajan</text:p>
          </table:table-cell>
          <table:table-cell table:style-name="ce3" office:value-type="string" calcext:value-type="string">
            <text:p>AJC16EC02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ranay <text:s/>Prince</text:p>
          </table:table-cell>
          <table:table-cell table:style-name="ce3" office:value-type="string" calcext:value-type="string">
            <text:p>CHN17CS09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amanna Parveen. C.M</text:p>
          </table:table-cell>
          <table:table-cell table:style-name="ce3" office:value-type="string" calcext:value-type="string">
            <text:p>IES15CE049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shnu <text:s/>Raj</text:p>
          </table:table-cell>
          <table:table-cell table:style-name="ce3" office:value-type="string" calcext:value-type="string">
            <text:p>MDL18EC123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hal Abdul Majeed Pulath</text:p>
          </table:table-cell>
          <table:table-cell table:style-name="ce3" office:value-type="string" calcext:value-type="string">
            <text:p>MDL18EE04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kumar <text:s/>S</text:p>
          </table:table-cell>
          <table:table-cell table:style-name="ce3" office:value-type="string" calcext:value-type="string">
            <text:p>MGP15CS11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wathy S Kumar</text:p>
          </table:table-cell>
          <table:table-cell table:style-name="ce3" office:value-type="string" calcext:value-type="string">
            <text:p>RET16EC048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ul <text:s/>Venugopal</text:p>
          </table:table-cell>
          <table:table-cell table:style-name="ce3" office:value-type="string" calcext:value-type="string">
            <text:p>SCM17EE012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shnu <text:s/>Bipin</text:p>
          </table:table-cell>
          <table:table-cell table:style-name="ce3" office:value-type="string" calcext:value-type="string">
            <text:p>TOC17CE056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emiah Thomas Panicker</text:p>
          </table:table-cell>
          <table:table-cell table:style-name="ce3" office:value-type="string" calcext:value-type="string">
            <text:p>TOC17CS03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nthosh</text:p>
          </table:table-cell>
          <table:table-cell table:style-name="ce3" office:value-type="string" calcext:value-type="string">
            <text:p>VPE16CE02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E11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C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M Y</text:p>
          </table:table-cell>
          <table:table-cell table:style-name="ce3" office:value-type="string" calcext:value-type="string">
            <text:p>IDK17ME02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C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C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jmal <text:s/>Latheef</text:p>
          </table:table-cell>
          <table:table-cell table:style-name="ce3" office:value-type="string" calcext:value-type="string">
            <text:p>ADR18CS003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CS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t Paul <text:s/></text:p>
          </table:table-cell>
          <table:table-cell table:style-name="ce3" office:value-type="string" calcext:value-type="string">
            <text:p>SHR16CS028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CS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Lloyd P Mathew</text:p>
          </table:table-cell>
          <table:table-cell table:style-name="ce3" office:value-type="string" calcext:value-type="string">
            <text:p>VJC18CS076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CS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M S</text:p>
          </table:table-cell>
          <table:table-cell table:style-name="ce3" office:value-type="string" calcext:value-type="string">
            <text:p>AIK18EE00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bu George Philip</text:p>
          </table:table-cell>
          <table:table-cell table:style-name="ce3" office:value-type="string" calcext:value-type="string">
            <text:p>PTA16CS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bila. <text:s/>P</text:p>
          </table:table-cell>
          <table:table-cell table:style-name="ce3" office:value-type="string" calcext:value-type="string">
            <text:p>RCE15CS09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Satheesh C</text:p>
          </table:table-cell>
          <table:table-cell table:style-name="ce3" office:value-type="string" calcext:value-type="string">
            <text:p>RCE16AE0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old <text:s/>Edison</text:p>
          </table:table-cell>
          <table:table-cell table:style-name="ce3" office:value-type="string" calcext:value-type="string">
            <text:p>RET16CS1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alakrishnan <text:s/>P</text:p>
          </table:table-cell>
          <table:table-cell table:style-name="ce3" office:value-type="string" calcext:value-type="string">
            <text:p>SCM16AU01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beeb Kizhakke Peedikayil</text:p>
          </table:table-cell>
          <table:table-cell table:style-name="ce3" office:value-type="string" calcext:value-type="string">
            <text:p>SCM16EE03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ash M B</text:p>
          </table:table-cell>
          <table:table-cell table:style-name="ce3" office:value-type="string" calcext:value-type="string">
            <text:p>TOC16EC0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Y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yman <text:s/>Shehzadi</text:p>
          </table:table-cell>
          <table:table-cell table:style-name="ce3" office:value-type="string" calcext:value-type="string">
            <text:p>AJC16CS034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Francis Chettupuzhakaren</text:p>
          </table:table-cell>
          <table:table-cell table:style-name="ce3" office:value-type="string" calcext:value-type="string">
            <text:p>CEC15CS004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oora <text:s/>Raheem</text:p>
          </table:table-cell>
          <table:table-cell table:style-name="ce3" office:value-type="string" calcext:value-type="string">
            <text:p>KME16CS04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ed Shaliq </text:p>
          </table:table-cell>
          <table:table-cell table:style-name="ce3" office:value-type="string" calcext:value-type="string">
            <text:p>KME17CE047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win V Paul</text:p>
          </table:table-cell>
          <table:table-cell table:style-name="ce3" office:value-type="string" calcext:value-type="string">
            <text:p>VJC18CS034</text:p>
          </table:table-cell>
          <table:table-cell table:style-name="ce5" office:value-type="string" calcext:value-type="string">
            <text:p>F2</text:p>
          </table:table-cell>
          <table:table-cell table:style-name="ce5" office:value-type="string" calcext:value-type="string">
            <text:p>EC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meem Hassan K B</text:p>
          </table:table-cell>
          <table:table-cell table:style-name="ce3" office:value-type="string" calcext:value-type="string">
            <text:p>MDL18CS05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ashid Suhail M</text:p>
          </table:table-cell>
          <table:table-cell table:style-name="ce3" office:value-type="string" calcext:value-type="string">
            <text:p>MDL18CS09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rthika <text:s/>S</text:p>
          </table:table-cell>
          <table:table-cell table:style-name="ce3" office:value-type="string" calcext:value-type="string">
            <text:p>MLM15CS055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dhi Vinayak K N</text:p>
          </table:table-cell>
          <table:table-cell table:style-name="ce3" office:value-type="string" calcext:value-type="string">
            <text:p>RCE17ME035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 T Prasad</text:p>
          </table:table-cell>
          <table:table-cell table:style-name="ce3" office:value-type="string" calcext:value-type="string">
            <text:p>SGI17CE01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u <text:s/>Manikuttan</text:p>
          </table:table-cell>
          <table:table-cell table:style-name="ce3" office:value-type="string" calcext:value-type="string">
            <text:p>TCE16ME0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<text:s/>Raj</text:p>
          </table:table-cell>
          <table:table-cell table:style-name="ce3" office:value-type="string" calcext:value-type="string">
            <text:p>TKI16CS021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S Muhammed Lilaquath</text:p>
          </table:table-cell>
          <table:table-cell table:style-name="ce3" office:value-type="string" calcext:value-type="string">
            <text:p>VJC16IT036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E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M S</text:p>
          </table:table-cell>
          <table:table-cell table:style-name="ce3" office:value-type="string" calcext:value-type="string">
            <text:p>AIK18E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ved <text:s/>Vemmarakkottil</text:p>
          </table:table-cell>
          <table:table-cell table:style-name="ce3" office:value-type="string" calcext:value-type="string">
            <text:p>ASI15ME08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ghana <text:s/>Nandan</text:p>
          </table:table-cell>
          <table:table-cell table:style-name="ce3" office:value-type="string" calcext:value-type="string">
            <text:p>ASI18CS08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bin <text:s/>Babu</text:p>
          </table:table-cell>
          <table:table-cell table:style-name="ce3" office:value-type="string" calcext:value-type="string">
            <text:p>BMC16AE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eeyush <text:s/>K</text:p>
          </table:table-cell>
          <table:table-cell table:style-name="ce3" office:value-type="string" calcext:value-type="string">
            <text:p>CEC16CS05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prasad <text:s/>S</text:p>
          </table:table-cell>
          <table:table-cell table:style-name="ce3" office:value-type="string" calcext:value-type="string">
            <text:p>CEC16E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zeen <text:s/>Sajeel</text:p>
          </table:table-cell>
          <table:table-cell table:style-name="ce3" office:value-type="string" calcext:value-type="string">
            <text:p>CHN16EC08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ed Giffry <text:s/>Shareef A M</text:p>
          </table:table-cell>
          <table:table-cell table:style-name="ce3" office:value-type="string" calcext:value-type="string">
            <text:p>CHN17A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aheem Mohammed Ashraf</text:p>
          </table:table-cell>
          <table:table-cell table:style-name="ce3" office:value-type="string" calcext:value-type="string">
            <text:p>FIT17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a Maria Jaimon</text:p>
          </table:table-cell>
          <table:table-cell table:style-name="ce3" office:value-type="string" calcext:value-type="string">
            <text:p>FIT17CE08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ul <text:s/>Bose</text:p>
          </table:table-cell>
          <table:table-cell table:style-name="ce3" office:value-type="string" calcext:value-type="string">
            <text:p>FIT17CE09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ysakh <text:s/>Raju</text:p>
          </table:table-cell>
          <table:table-cell table:style-name="ce3" office:value-type="string" calcext:value-type="string">
            <text:p>ICE16CS05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 S Aslam Sha <text:s/>Ashkar</text:p>
          </table:table-cell>
          <table:table-cell table:style-name="ce3" office:value-type="string" calcext:value-type="string">
            <text:p>ILE15CS02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<text:s/>Aslam P H</text:p>
          </table:table-cell>
          <table:table-cell table:style-name="ce3" office:value-type="string" calcext:value-type="string">
            <text:p>ILE16CS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Yazim C A</text:p>
          </table:table-cell>
          <table:table-cell table:style-name="ce3" office:value-type="string" calcext:value-type="string">
            <text:p>ILE16ME0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hal <text:s/>Nazar</text:p>
          </table:table-cell>
          <table:table-cell table:style-name="ce3" office:value-type="string" calcext:value-type="string">
            <text:p>ILE16ME01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rvathy K Sudheer</text:p>
          </table:table-cell>
          <table:table-cell table:style-name="ce3" office:value-type="string" calcext:value-type="string">
            <text:p>JCE18AN04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eshma <text:s/>Saji</text:p>
          </table:table-cell>
          <table:table-cell table:style-name="ce3" office:value-type="string" calcext:value-type="string">
            <text:p>KIT16CS01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ruthy <text:s/>S</text:p>
          </table:table-cell>
          <table:table-cell table:style-name="ce3" office:value-type="string" calcext:value-type="string">
            <text:p>KIT16CS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oora <text:s/>Raheem</text:p>
          </table:table-cell>
          <table:table-cell table:style-name="ce3" office:value-type="string" calcext:value-type="string">
            <text:p>KME16CS04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ed Shaliq </text:p>
          </table:table-cell>
          <table:table-cell table:style-name="ce3" office:value-type="string" calcext:value-type="string">
            <text:p>KME17CE04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pin. <text:s/>B</text:p>
          </table:table-cell>
          <table:table-cell table:style-name="ce3" office:value-type="string" calcext:value-type="string">
            <text:p>KVE15ME02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xon C Prinson</text:p>
          </table:table-cell>
          <table:table-cell table:style-name="ce3" office:value-type="string" calcext:value-type="string">
            <text:p>MBC17ME03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a <text:s/>Varghese</text:p>
          </table:table-cell>
          <table:table-cell table:style-name="ce3" office:value-type="string" calcext:value-type="string">
            <text:p>MBT15CS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 C Malavika <text:s/></text:p>
          </table:table-cell>
          <table:table-cell table:style-name="ce3" office:value-type="string" calcext:value-type="string">
            <text:p>MDL15BM05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owmya <text:s/>M.</text:p>
          </table:table-cell>
          <table:table-cell table:style-name="ce3" office:value-type="string" calcext:value-type="string">
            <text:p>MDL15CS1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lavika <text:s/>Cp</text:p>
          </table:table-cell>
          <table:table-cell table:style-name="ce3" office:value-type="string" calcext:value-type="string">
            <text:p>MDL17EBE03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ency <text:s/>Babu</text:p>
          </table:table-cell>
          <table:table-cell table:style-name="ce3" office:value-type="string" calcext:value-type="string">
            <text:p>MDL18EBE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 A Shekha Mol</text:p>
          </table:table-cell>
          <table:table-cell table:style-name="ce3" office:value-type="string" calcext:value-type="string">
            <text:p>MDL18EBE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kumar <text:s/>S</text:p>
          </table:table-cell>
          <table:table-cell table:style-name="ce3" office:value-type="string" calcext:value-type="string">
            <text:p>MGP15CS11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han B Zachariah</text:p>
          </table:table-cell>
          <table:table-cell table:style-name="ce3" office:value-type="string" calcext:value-type="string">
            <text:p>MGP18FT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rthika <text:s/>S</text:p>
          </table:table-cell>
          <table:table-cell table:style-name="ce3" office:value-type="string" calcext:value-type="string">
            <text:p>MLM15CS05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N Nair</text:p>
          </table:table-cell>
          <table:table-cell table:style-name="ce3" office:value-type="string" calcext:value-type="string">
            <text:p>MNR17M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<text:s/>Soman</text:p>
          </table:table-cell>
          <table:table-cell table:style-name="ce3" office:value-type="string" calcext:value-type="string">
            <text:p>MNR17M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<text:s/>Dinesh</text:p>
          </table:table-cell>
          <table:table-cell table:style-name="ce3" office:value-type="string" calcext:value-type="string">
            <text:p>MNR17M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rath <text:s/>Alex</text:p>
          </table:table-cell>
          <table:table-cell table:style-name="ce3" office:value-type="string" calcext:value-type="string">
            <text:p>MNR17M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idhin <text:s/>Sam</text:p>
          </table:table-cell>
          <table:table-cell table:style-name="ce3" office:value-type="string" calcext:value-type="string">
            <text:p>MUT18ME05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ister Reeve <text:s/>Xavier F</text:p>
          </table:table-cell>
          <table:table-cell table:style-name="ce3" office:value-type="string" calcext:value-type="string">
            <text:p>NCE15AU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<text:s/>P S</text:p>
          </table:table-cell>
          <table:table-cell table:style-name="ce3" office:value-type="string" calcext:value-type="string">
            <text:p>NCE16EC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 Sai Lakshmi</text:p>
          </table:table-cell>
          <table:table-cell table:style-name="ce3" office:value-type="string" calcext:value-type="string">
            <text:p>PRC16CE03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ry Sanjana T.X</text:p>
          </table:table-cell>
          <table:table-cell table:style-name="ce3" office:value-type="string" calcext:value-type="string">
            <text:p>PTA17CS02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bila. <text:s/>P</text:p>
          </table:table-cell>
          <table:table-cell table:style-name="ce3" office:value-type="string" calcext:value-type="string">
            <text:p>RCE15CS09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omal A S</text:p>
          </table:table-cell>
          <table:table-cell table:style-name="ce3" office:value-type="string" calcext:value-type="string">
            <text:p>RCE16A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eju <text:s/>Subash</text:p>
          </table:table-cell>
          <table:table-cell table:style-name="ce3" office:value-type="string" calcext:value-type="string">
            <text:p>RET16CS17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wathy S Kumar</text:p>
          </table:table-cell>
          <table:table-cell table:style-name="ce3" office:value-type="string" calcext:value-type="string">
            <text:p>RET16EC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epaul <text:s/>M B</text:p>
          </table:table-cell>
          <table:table-cell table:style-name="ce3" office:value-type="string" calcext:value-type="string">
            <text:p>RET17A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dhyasagar <text:s/>S</text:p>
          </table:table-cell>
          <table:table-cell table:style-name="ce3" office:value-type="string" calcext:value-type="string">
            <text:p>SNT16EE03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apadmanabhan <text:s/>S</text:p>
          </table:table-cell>
          <table:table-cell table:style-name="ce3" office:value-type="string" calcext:value-type="string">
            <text:p>STC16C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ilna <text:s/>P H</text:p>
          </table:table-cell>
          <table:table-cell table:style-name="ce3" office:value-type="string" calcext:value-type="string">
            <text:p>TCE18C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kson <text:s/>Shibu</text:p>
          </table:table-cell>
          <table:table-cell table:style-name="ce3" office:value-type="string" calcext:value-type="string">
            <text:p>TKI15FT04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bin <text:s/>Baby</text:p>
          </table:table-cell>
          <table:table-cell table:style-name="ce3" office:value-type="string" calcext:value-type="string">
            <text:p>TKR16CS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shnu <text:s/>Bipin</text:p>
          </table:table-cell>
          <table:table-cell table:style-name="ce3" office:value-type="string" calcext:value-type="string">
            <text:p>TOC17CE05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emiah Thomas Panicker</text:p>
          </table:table-cell>
          <table:table-cell table:style-name="ce3" office:value-type="string" calcext:value-type="string">
            <text:p>TOC17CS03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rancis Rohan John</text:p>
          </table:table-cell>
          <table:table-cell table:style-name="ce3" office:value-type="string" calcext:value-type="string">
            <text:p>VJC15EC04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S Muhammed Lilaquath</text:p>
          </table:table-cell>
          <table:table-cell table:style-name="ce3" office:value-type="string" calcext:value-type="string">
            <text:p>VJC16IT03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regor <text:s/>Jacob</text:p>
          </table:table-cell>
          <table:table-cell table:style-name="ce3" office:value-type="string" calcext:value-type="string">
            <text:p>VJC18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win V Paul</text:p>
          </table:table-cell>
          <table:table-cell table:style-name="ce3" office:value-type="string" calcext:value-type="string">
            <text:p>VJC18CS03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Lloyd P Mathew</text:p>
          </table:table-cell>
          <table:table-cell table:style-name="ce3" office:value-type="string" calcext:value-type="string">
            <text:p>VJC18CS07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hammed Anas </text:p>
          </table:table-cell>
          <table:table-cell table:style-name="ce3" office:value-type="string" calcext:value-type="string">
            <text:p>VML16CE06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nthosh</text:p>
          </table:table-cell>
          <table:table-cell table:style-name="ce3" office:value-type="string" calcext:value-type="string">
            <text:p>VPE16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s <text:s/>Aldrin</text:p>
          </table:table-cell>
          <table:table-cell table:style-name="ce3" office:value-type="string" calcext:value-type="string">
            <text:p>WYD16EC05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chin S </text:p>
          </table:table-cell>
          <table:table-cell table:style-name="ce3" office:value-type="string" calcext:value-type="string">
            <text:p>YCE15ME09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1, 16-07-21,FN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el <text:s/>Xavier</text:p>
          </table:table-cell>
          <table:table-cell table:style-name="ce3" office:value-type="string" calcext:value-type="string">
            <text:p>AIK18E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<text:s/>Byju</text:p>
          </table:table-cell>
          <table:table-cell table:style-name="ce3" office:value-type="string" calcext:value-type="string">
            <text:p>AIK18E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ony T Raju</text:p>
          </table:table-cell>
          <table:table-cell table:style-name="ce3" office:value-type="string" calcext:value-type="string">
            <text:p>AIK18E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vin Joseph Sebastian</text:p>
          </table:table-cell>
          <table:table-cell table:style-name="ce3" office:value-type="string" calcext:value-type="string">
            <text:p>AJC15ME08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 Jaiya Sunjanaa</text:p>
          </table:table-cell>
          <table:table-cell table:style-name="ce3" office:value-type="string" calcext:value-type="string">
            <text:p>ASI16IT03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jun <text:s/>Kishore</text:p>
          </table:table-cell>
          <table:table-cell table:style-name="ce3" office:value-type="string" calcext:value-type="string">
            <text:p>BTE15M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prasad <text:s/>S</text:p>
          </table:table-cell>
          <table:table-cell table:style-name="ce3" office:value-type="string" calcext:value-type="string">
            <text:p>CEC16E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avind A M</text:p>
          </table:table-cell>
          <table:table-cell table:style-name="ce3" office:value-type="string" calcext:value-type="string">
            <text:p>CHN16AE00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v Krishna Danam</text:p>
          </table:table-cell>
          <table:table-cell table:style-name="ce3" office:value-type="string" calcext:value-type="string">
            <text:p>CHN18EE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aheem Mohammed Ashraf</text:p>
          </table:table-cell>
          <table:table-cell table:style-name="ce3" office:value-type="string" calcext:value-type="string">
            <text:p>FIT17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hir <text:s/>E T</text:p>
          </table:table-cell>
          <table:table-cell table:style-name="ce3" office:value-type="string" calcext:value-type="string">
            <text:p>FIT17CE07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ul <text:s/>Bose</text:p>
          </table:table-cell>
          <table:table-cell table:style-name="ce3" office:value-type="string" calcext:value-type="string">
            <text:p>FIT17CE09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ul M Y</text:p>
          </table:table-cell>
          <table:table-cell table:style-name="ce3" office:value-type="string" calcext:value-type="string">
            <text:p>IDK17ME02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njay K A</text:p>
          </table:table-cell>
          <table:table-cell table:style-name="ce3" office:value-type="string" calcext:value-type="string">
            <text:p>IDK17ME05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n Mary Tom C <text:s/></text:p>
          </table:table-cell>
          <table:table-cell table:style-name="ce3" office:value-type="string" calcext:value-type="string">
            <text:p>IDK18EE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tya Menon P P <text:s/></text:p>
          </table:table-cell>
          <table:table-cell table:style-name="ce3" office:value-type="string" calcext:value-type="string">
            <text:p>IES16ME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Yazim C A</text:p>
          </table:table-cell>
          <table:table-cell table:style-name="ce3" office:value-type="string" calcext:value-type="string">
            <text:p>ILE16ME0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ihal <text:s/>Nazar</text:p>
          </table:table-cell>
          <table:table-cell table:style-name="ce3" office:value-type="string" calcext:value-type="string">
            <text:p>ILE16ME01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reya <text:s/>Joseph</text:p>
          </table:table-cell>
          <table:table-cell table:style-name="ce3" office:value-type="string" calcext:value-type="string">
            <text:p>JCE17AN02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E S</text:p>
          </table:table-cell>
          <table:table-cell table:style-name="ce3" office:value-type="string" calcext:value-type="string">
            <text:p>KIT16CS00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thira S Kumar</text:p>
          </table:table-cell>
          <table:table-cell table:style-name="ce3" office:value-type="string" calcext:value-type="string">
            <text:p>KME18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ugustine <text:s/>Henson Fernandez</text:p>
          </table:table-cell>
          <table:table-cell table:style-name="ce3" office:value-type="string" calcext:value-type="string">
            <text:p>KNR17ME02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usree K S</text:p>
          </table:table-cell>
          <table:table-cell table:style-name="ce3" office:value-type="string" calcext:value-type="string">
            <text:p>KSD18CS02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mon <text:s/>Shaji</text:p>
          </table:table-cell>
          <table:table-cell table:style-name="ce3" office:value-type="string" calcext:value-type="string">
            <text:p>MBC16EC03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bin <text:s/>S L</text:p>
          </table:table-cell>
          <table:table-cell table:style-name="ce3" office:value-type="string" calcext:value-type="string">
            <text:p>MBT16CS05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owmya <text:s/>M.</text:p>
          </table:table-cell>
          <table:table-cell table:style-name="ce3" office:value-type="string" calcext:value-type="string">
            <text:p>MDL15CS1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neeth E V</text:p>
          </table:table-cell>
          <table:table-cell table:style-name="ce3" office:value-type="string" calcext:value-type="string">
            <text:p>MDL16CS1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lavika <text:s/>Cp</text:p>
          </table:table-cell>
          <table:table-cell table:style-name="ce3" office:value-type="string" calcext:value-type="string">
            <text:p>MDL17EBE03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rishnakumar <text:s/>R</text:p>
          </table:table-cell>
          <table:table-cell table:style-name="ce3" office:value-type="string" calcext:value-type="string">
            <text:p>MDL17EC07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inal P Baby</text:p>
          </table:table-cell>
          <table:table-cell table:style-name="ce3" office:value-type="string" calcext:value-type="string">
            <text:p>MDL18EBE01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 A Shekha Mol</text:p>
          </table:table-cell>
          <table:table-cell table:style-name="ce3" office:value-type="string" calcext:value-type="string">
            <text:p>MDL18EBE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wathy <text:s/>Muraleedharan</text:p>
          </table:table-cell>
          <table:table-cell table:style-name="ce3" office:value-type="string" calcext:value-type="string">
            <text:p>MDL18EC11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inay <text:s/>Jayaprakash</text:p>
          </table:table-cell>
          <table:table-cell table:style-name="ce3" office:value-type="string" calcext:value-type="string">
            <text:p>MDL18EC12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bu</text:p>
          </table:table-cell>
          <table:table-cell table:style-name="ce3" office:value-type="string" calcext:value-type="string">
            <text:p>MEE17CS01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N Nair</text:p>
          </table:table-cell>
          <table:table-cell table:style-name="ce3" office:value-type="string" calcext:value-type="string">
            <text:p>MNR17M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<text:s/>Soman</text:p>
          </table:table-cell>
          <table:table-cell table:style-name="ce3" office:value-type="string" calcext:value-type="string">
            <text:p>MNR17M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ash Antony Joseph</text:p>
          </table:table-cell>
          <table:table-cell table:style-name="ce3" office:value-type="string" calcext:value-type="string">
            <text:p>MUT18ME00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jali <text:s/>Suresh</text:p>
          </table:table-cell>
          <table:table-cell table:style-name="ce3" office:value-type="string" calcext:value-type="string">
            <text:p>PJR17EC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bu George Philip</text:p>
          </table:table-cell>
          <table:table-cell table:style-name="ce3" office:value-type="string" calcext:value-type="string">
            <text:p>PTA16CS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itha <text:s/>K</text:p>
          </table:table-cell>
          <table:table-cell table:style-name="ce3" office:value-type="string" calcext:value-type="string">
            <text:p>RCE15EE01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omal A S</text:p>
          </table:table-cell>
          <table:table-cell table:style-name="ce3" office:value-type="string" calcext:value-type="string">
            <text:p>RCE16A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Satheesh C</text:p>
          </table:table-cell>
          <table:table-cell table:style-name="ce3" office:value-type="string" calcext:value-type="string">
            <text:p>RCE16AE00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<text:s/>P</text:p>
          </table:table-cell>
          <table:table-cell table:style-name="ce3" office:value-type="string" calcext:value-type="string">
            <text:p>RCE16A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dulla <text:s/>Jazzil</text:p>
          </table:table-cell>
          <table:table-cell table:style-name="ce3" office:value-type="string" calcext:value-type="string">
            <text:p>RCE17ME00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hejus <text:s/>Manikandan</text:p>
          </table:table-cell>
          <table:table-cell table:style-name="ce3" office:value-type="string" calcext:value-type="string">
            <text:p>RCE17ME03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wathy S Kumar</text:p>
          </table:table-cell>
          <table:table-cell table:style-name="ce3" office:value-type="string" calcext:value-type="string">
            <text:p>RET16EC04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epaul <text:s/>M B</text:p>
          </table:table-cell>
          <table:table-cell table:style-name="ce3" office:value-type="string" calcext:value-type="string">
            <text:p>RET17AE01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en <text:s/>George</text:p>
          </table:table-cell>
          <table:table-cell table:style-name="ce3" office:value-type="string" calcext:value-type="string">
            <text:p>RET17ME02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jay <text:s/>Prakash . J</text:p>
          </table:table-cell>
          <table:table-cell table:style-name="ce3" office:value-type="string" calcext:value-type="string">
            <text:p>RIE15AN00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len Thomas Pallath</text:p>
          </table:table-cell>
          <table:table-cell table:style-name="ce3" office:value-type="string" calcext:value-type="string">
            <text:p>SHR15CS01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t Paul <text:s/></text:p>
          </table:table-cell>
          <table:table-cell table:style-name="ce3" office:value-type="string" calcext:value-type="string">
            <text:p>SHR16CS028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vel <text:s/>Jose</text:p>
          </table:table-cell>
          <table:table-cell table:style-name="ce3" office:value-type="string" calcext:value-type="string">
            <text:p>SJC16CS06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thapadmanabhan <text:s/>S</text:p>
          </table:table-cell>
          <table:table-cell table:style-name="ce3" office:value-type="string" calcext:value-type="string">
            <text:p>STC16CE006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Iril S Chungath</text:p>
          </table:table-cell>
          <table:table-cell table:style-name="ce3" office:value-type="string" calcext:value-type="string">
            <text:p>TKI15FT03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S</text:p>
          </table:table-cell>
          <table:table-cell table:style-name="ce3" office:value-type="string" calcext:value-type="string">
            <text:p>TKM16EC02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K Antony</text:p>
          </table:table-cell>
          <table:table-cell table:style-name="ce3" office:value-type="string" calcext:value-type="string">
            <text:p>TOC15ME02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 S Bharath Krishna </text:p>
          </table:table-cell>
          <table:table-cell table:style-name="ce3" office:value-type="string" calcext:value-type="string">
            <text:p>TOC15ME04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ehemiah Thomas Panicker</text:p>
          </table:table-cell>
          <table:table-cell table:style-name="ce3" office:value-type="string" calcext:value-type="string">
            <text:p>TOC17CS03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rancis Rohan John</text:p>
          </table:table-cell>
          <table:table-cell table:style-name="ce3" office:value-type="string" calcext:value-type="string">
            <text:p>VJC15EC04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regor <text:s/>Jacob</text:p>
          </table:table-cell>
          <table:table-cell table:style-name="ce3" office:value-type="string" calcext:value-type="string">
            <text:p>VJC18CE050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<text:s/>Santhosh</text:p>
          </table:table-cell>
          <table:table-cell table:style-name="ce3" office:value-type="string" calcext:value-type="string">
            <text:p>VPE16CE02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lins <text:s/>Aldrin</text:p>
          </table:table-cell>
          <table:table-cell table:style-name="ce3" office:value-type="string" calcext:value-type="string">
            <text:p>WYD16EC052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A102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oora <text:s/>Raheem</text:p>
          </table:table-cell>
          <table:table-cell table:style-name="ce3" office:value-type="string" calcext:value-type="string">
            <text:p>KME16CS040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dhiq Ali A M</text:p>
          </table:table-cell>
          <table:table-cell table:style-name="ce3" office:value-type="string" calcext:value-type="string">
            <text:p>KME18CE060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uhammed Fazal T K</text:p>
          </table:table-cell>
          <table:table-cell table:style-name="ce3" office:value-type="string" calcext:value-type="string">
            <text:p>MDL15EC078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bhijith M S</text:p>
          </table:table-cell>
          <table:table-cell table:style-name="ce3" office:value-type="string" calcext:value-type="string">
            <text:p>TOC16EC00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E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lan Jose K A</text:p>
          </table:table-cell>
          <table:table-cell table:style-name="ce3" office:value-type="string" calcext:value-type="string">
            <text:p>AIK18EE0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yman <text:s/>Shehzadi</text:p>
          </table:table-cell>
          <table:table-cell table:style-name="ce3" office:value-type="string" calcext:value-type="string">
            <text:p>AJC16CS03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eghana <text:s/>Nandan</text:p>
          </table:table-cell>
          <table:table-cell table:style-name="ce3" office:value-type="string" calcext:value-type="string">
            <text:p>ASI18CS08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na Aiswarya L K</text:p>
          </table:table-cell>
          <table:table-cell table:style-name="ce3" office:value-type="string" calcext:value-type="string">
            <text:p>CIM18CE00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ohi Fathima T Y</text:p>
          </table:table-cell>
          <table:table-cell table:style-name="ce3" office:value-type="string" calcext:value-type="string">
            <text:p>CIM18CE018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ahir <text:s/>E T</text:p>
          </table:table-cell>
          <table:table-cell table:style-name="ce3" office:value-type="string" calcext:value-type="string">
            <text:p>FIT17CE07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aul <text:s/>Bose</text:p>
          </table:table-cell>
          <table:table-cell table:style-name="ce3" office:value-type="string" calcext:value-type="string">
            <text:p>FIT17CE09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Vysakh <text:s/>Raju</text:p>
          </table:table-cell>
          <table:table-cell table:style-name="ce3" office:value-type="string" calcext:value-type="string">
            <text:p>ICE16CS05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njay K A</text:p>
          </table:table-cell>
          <table:table-cell table:style-name="ce3" office:value-type="string" calcext:value-type="string">
            <text:p>IDK17ME05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T S Aslam Sha <text:s/>Ashkar</text:p>
          </table:table-cell>
          <table:table-cell table:style-name="ce3" office:value-type="string" calcext:value-type="string">
            <text:p>ILE15CS02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reya <text:s/>Joseph</text:p>
          </table:table-cell>
          <table:table-cell table:style-name="ce3" office:value-type="string" calcext:value-type="string">
            <text:p>JCE17AN028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ajal <text:s/>Kumari</text:p>
          </table:table-cell>
          <table:table-cell table:style-name="ce3" office:value-type="string" calcext:value-type="string">
            <text:p>JCE18CE02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hul K. A</text:p>
          </table:table-cell>
          <table:table-cell table:style-name="ce3" office:value-type="string" calcext:value-type="string">
            <text:p>JEC18MC03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eshma <text:s/>Saji</text:p>
          </table:table-cell>
          <table:table-cell table:style-name="ce3" office:value-type="string" calcext:value-type="string">
            <text:p>KIT16CS01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dil P.A. </text:p>
          </table:table-cell>
          <table:table-cell table:style-name="ce3" office:value-type="string" calcext:value-type="string">
            <text:p>KME18CE0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risto Raj </text:p>
          </table:table-cell>
          <table:table-cell table:style-name="ce3" office:value-type="string" calcext:value-type="string">
            <text:p>KME18CE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lih M.K. </text:p>
          </table:table-cell>
          <table:table-cell table:style-name="ce3" office:value-type="string" calcext:value-type="string">
            <text:p>KME18CE06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Kumar A</text:p>
          </table:table-cell>
          <table:table-cell table:style-name="ce3" office:value-type="string" calcext:value-type="string">
            <text:p>KNR18EC03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ikrishnan S </text:p>
          </table:table-cell>
          <table:table-cell table:style-name="ce3" office:value-type="string" calcext:value-type="string">
            <text:p>KTE17ME03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awn <text:s/>Abraham</text:p>
          </table:table-cell>
          <table:table-cell table:style-name="ce3" office:value-type="string" calcext:value-type="string">
            <text:p>MBC16ME020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obin <text:s/>S L</text:p>
          </table:table-cell>
          <table:table-cell table:style-name="ce3" office:value-type="string" calcext:value-type="string">
            <text:p>MBT16CS05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owmya <text:s/>M.</text:p>
          </table:table-cell>
          <table:table-cell table:style-name="ce3" office:value-type="string" calcext:value-type="string">
            <text:p>MDL15CS10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ockose <text:s/>E P</text:p>
          </table:table-cell>
          <table:table-cell table:style-name="ce3" office:value-type="string" calcext:value-type="string">
            <text:p>MDL16EBE04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hijith P Scaria</text:p>
          </table:table-cell>
          <table:table-cell table:style-name="ce3" office:value-type="string" calcext:value-type="string">
            <text:p>MDL17EBE05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shay S Vinod</text:p>
          </table:table-cell>
          <table:table-cell table:style-name="ce3" office:value-type="string" calcext:value-type="string">
            <text:p>MDL18CS01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meem Hassan K B</text:p>
          </table:table-cell>
          <table:table-cell table:style-name="ce3" office:value-type="string" calcext:value-type="string">
            <text:p>MDL18CS05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ashid Suhail M</text:p>
          </table:table-cell>
          <table:table-cell table:style-name="ce3" office:value-type="string" calcext:value-type="string">
            <text:p>MDL18CS09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run <text:s/>Soman</text:p>
          </table:table-cell>
          <table:table-cell table:style-name="ce3" office:value-type="string" calcext:value-type="string">
            <text:p>MNR17ME00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hik <text:s/>Fasal</text:p>
          </table:table-cell>
          <table:table-cell table:style-name="ce3" office:value-type="string" calcext:value-type="string">
            <text:p>MNR17ME00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Gokul <text:s/>Dinesh</text:p>
          </table:table-cell>
          <table:table-cell table:style-name="ce3" office:value-type="string" calcext:value-type="string">
            <text:p>MNR17ME00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Raja <text:s/>S</text:p>
          </table:table-cell>
          <table:table-cell table:style-name="ce3" office:value-type="string" calcext:value-type="string">
            <text:p>MNR17ME02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idhi Vinayak K N</text:p>
          </table:table-cell>
          <table:table-cell table:style-name="ce3" office:value-type="string" calcext:value-type="string">
            <text:p>RCE17ME03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drew K Philip</text:p>
          </table:table-cell>
          <table:table-cell table:style-name="ce3" office:value-type="string" calcext:value-type="string">
            <text:p>RET16CS03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rold <text:s/>Edison</text:p>
          </table:table-cell>
          <table:table-cell table:style-name="ce3" office:value-type="string" calcext:value-type="string">
            <text:p>RET16CS10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namol <text:s/>C.A</text:p>
          </table:table-cell>
          <table:table-cell table:style-name="ce3" office:value-type="string" calcext:value-type="string">
            <text:p>RET18AE02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alakrishnan <text:s/>P</text:p>
          </table:table-cell>
          <table:table-cell table:style-name="ce3" office:value-type="string" calcext:value-type="string">
            <text:p>SCM16AU01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Ericsson <text:s/>Maju</text:p>
          </table:table-cell>
          <table:table-cell table:style-name="ce3" office:value-type="string" calcext:value-type="string">
            <text:p>SCM16AU017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 A Farhan <text:s/>Ahmed</text:p>
          </table:table-cell>
          <table:table-cell table:style-name="ce3" office:value-type="string" calcext:value-type="string">
            <text:p>SCM16CE06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Jithin <text:s/>Thomas</text:p>
          </table:table-cell>
          <table:table-cell table:style-name="ce3" office:value-type="string" calcext:value-type="string">
            <text:p>SCM17ME06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 H Ganapadmesh</text:p>
          </table:table-cell>
          <table:table-cell table:style-name="ce3" office:value-type="string" calcext:value-type="string">
            <text:p>SCT18MP023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mrutha A Nagularji</text:p>
          </table:table-cell>
          <table:table-cell table:style-name="ce3" office:value-type="string" calcext:value-type="string">
            <text:p>SHR15CE008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ajana <text:s/>A</text:p>
          </table:table-cell>
          <table:table-cell table:style-name="ce3" office:value-type="string" calcext:value-type="string">
            <text:p>TKI15FT05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oosh <text:s/>Muhammed</text:p>
          </table:table-cell>
          <table:table-cell table:style-name="ce3" office:value-type="string" calcext:value-type="string">
            <text:p>TKI16BM01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nandhu <text:s/>S</text:p>
          </table:table-cell>
          <table:table-cell table:style-name="ce3" office:value-type="string" calcext:value-type="string">
            <text:p>TKM16EC025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sif A M</text:p>
          </table:table-cell>
          <table:table-cell table:style-name="ce3" office:value-type="string" calcext:value-type="string">
            <text:p>TKM18CE036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uraj S </text:p>
          </table:table-cell>
          <table:table-cell table:style-name="ce3" office:value-type="string" calcext:value-type="string">
            <text:p>TOC18EC034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khil S Kadavan</text:p>
          </table:table-cell>
          <table:table-cell table:style-name="ce3" office:value-type="string" calcext:value-type="string">
            <text:p>VJC18CE00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Deon <text:s/>Tom</text:p>
          </table:table-cell>
          <table:table-cell table:style-name="ce3" office:value-type="string" calcext:value-type="string">
            <text:p>VJC18CE04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H100 <text:s/></text:p>
          </table:table-cell>
          <table:table-cell table:style-name="ce5" table:number-columns-repeated="2"/>
          <table:table-cell table:number-columns-repeated="2"/>
        </table:table-row>
        <table:table-row table:style-name="ro2" table:number-rows-repeated="104818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ppearingStudentEligibilityRepo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56" table:default-cell-style-name="Default"/>
        <table:table-row table:style-name="ro3">
          <table:table-cell table:style-name="ce6" office:value-type="string" calcext:value-type="string" table:number-columns-spanned="15" table:number-rows-spanned="1">
            <text:p>Appearing Student List Report</text:p>
          </table:table-cell>
          <table:covered-table-cell table:number-columns-repeated="14"/>
          <table:table-cell table:number-columns-repeated="49"/>
        </table:table-row>
        <table:table-row table:style-name="ro2"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Registered Institution</text:p>
          </table:table-cell>
          <table:table-cell table:style-name="ce7" office:value-type="string" calcext:value-type="string">
            <text:p>Exam Centre Institution</text:p>
          </table:table-cell>
          <table:table-cell table:style-name="ce7" office:value-type="string" calcext:value-type="string">
            <text:p>Branch Name</text:p>
          </table:table-cell>
          <table:table-cell table:style-name="ce7" office:value-type="string" calcext:value-type="string">
            <text:p>Exam Definition</text:p>
          </table:table-cell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Slot</text:p>
          </table:table-cell>
          <table:table-cell table:style-name="ce7" office:value-type="string" calcext:value-type="string">
            <text:p><text:s/>Course</text:p>
          </table:table-cell>
          <table:table-cell table:style-name="ce7" office:value-type="string" calcext:value-type="string">
            <text:p>Exam Date</text:p>
          </table:table-cell>
          <table:table-cell table:style-name="ce7" office:value-type="string" calcext:value-type="string">
            <text:p>Exam Time</text:p>
          </table:table-cell>
          <table:table-cell table:style-name="ce7" office:value-type="string" calcext:value-type="string">
            <text:p>Session</text:p>
          </table:table-cell>
          <table:table-cell table:style-name="ce7" office:value-type="string" calcext:value-type="string">
            <text:p>Eligibility</text:p>
          </table:table-cell>
          <table:table-cell table:style-name="ce7" office:value-type="string" calcext:value-type="string">
            <text:p>Email ID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Contact Numbers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EJUS <text:s/>MANIKANDAN(RCE17ME038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LOOMPARAMBILL HOUSE, KADAVANAD, PONNANI, MALAPPURAM PO</text:p>
          </table:table-cell>
          <table:table-cell table:style-name="ce8" office:value-type="string" calcext:value-type="string">
            <text:p>9526325341 <text:s text:c="2"/>, 95265160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DULLA <text:s/>JAZZIL(RCE17ME002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MAL VAKH ZIYARTH MASJID ROAD,PONNANI SOUTH POST,MALAPPURAM,679586</text:p>
          </table:table-cell>
          <table:table-cell table:style-name="ce8" office:value-type="string" calcext:value-type="string">
            <text:p>9633366943 <text:s text:c="2"/>, 80750416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AL <text:s/>RAJAN(AJC16EC020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CHERIL HOUSE KATTAPPANA SOUTH PO AMBALAKAVALA IDUKKI DISTRICT <text:s text:c="3"/>685515</text:p>
          </table:table-cell>
          <table:table-cell table:style-name="ce8" office:value-type="string" calcext:value-type="string">
            <text:p>9249321643 <text:s text:c="2"/>, 808918606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VEL <text:s/>JOSE(SJC16CS064)</text:p>
          </table:table-cell>
          <table:table-cell table:style-name="ce8" office:value-type="string" calcext:value-type="string">
            <text:p>ST JOSEPHS COLLEGE OF ENGINEERING <text:s/>AND TECHNOLOGY PALA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namparayil (H) <text:s/>Thadiyampadu (P.O) <text:s/>Thadiyampadu, <text:s/>Idukki, 685602</text:p>
          </table:table-cell>
          <table:table-cell table:style-name="ce8" office:value-type="string" calcext:value-type="string">
            <text:p>94472099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VEL <text:s/>JOSE(SJC16CS064)</text:p>
          </table:table-cell>
          <table:table-cell table:style-name="ce8" office:value-type="string" calcext:value-type="string">
            <text:p>ST JOSEPHS COLLEGE OF ENGINEERING <text:s/>AND TECHNOLOGY PALA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namparayil (H) <text:s/>Thadiyampadu (P.O) <text:s/>Thadiyampadu, <text:s/>Idukki, 685602</text:p>
          </table:table-cell>
          <table:table-cell table:style-name="ce8" office:value-type="string" calcext:value-type="string">
            <text:p>94472099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ITHA <text:s/>K(RCE15EE013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UKKANARI HOUSE <text:s/>TANUR P.O <text:s/>676302</text:p>
          </table:table-cell>
          <table:table-cell table:style-name="ce8" office:value-type="string" calcext:value-type="string">
            <text:p>9020357099 <text:s text:c="2"/>, 98958964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AWN <text:s/>ABRAHAM(MBC16ME020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KKAL(H) <text:s/>PANGADA PO <text:s/>PAMPADY,KOTTAYAM <text:s/>686 502</text:p>
          </table:table-cell>
          <table:table-cell table:style-name="ce8" office:value-type="string" calcext:value-type="string">
            <text:p>99619326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FRANCIS CHETTUPUZHAKAREN(CEC15CS004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OVEREIGN, ST. BENEDICT ROAD, ERNAKULAM NORTH</text:p>
          </table:table-cell>
          <table:table-cell table:style-name="ce8" office:value-type="string" calcext:value-type="string">
            <text:p>9447045391 <text:s text:c="2"/>, 949594539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FRANCIS CHETTUPUZHAKAREN(CEC15CS004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OVEREIGN, ST. BENEDICT ROAD, ERNAKULAM NORTH</text:p>
          </table:table-cell>
          <table:table-cell table:style-name="ce8" office:value-type="string" calcext:value-type="string">
            <text:p>9447045391 <text:s text:c="2"/>, 949594539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SATHEESH C(RCE16AE004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LIL HOUSE THIRUNAVAYA (PO) 676301 MALAPPURAM DISTRICT KERALA</text:p>
          </table:table-cell>
          <table:table-cell table:style-name="ce8" office:value-type="string" calcext:value-type="string">
            <text:p>9020411211 <text:s text:c="2"/>, 902071434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SATHEESH C(RCE16AE004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LIL HOUSE THIRUNAVAYA (PO) 676301 MALAPPURAM DISTRICT KERALA</text:p>
          </table:table-cell>
          <table:table-cell table:style-name="ce8" office:value-type="string" calcext:value-type="string">
            <text:p>9020411211 <text:s text:c="2"/>, 902071434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M S(AIK18E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TTOLIPADATH HOUSE ,MANIMALA CROSS ROAD , MCRRA14 ,EDAPPALLY P.O ,KOCHI 682024</text:p>
          </table:table-cell>
          <table:table-cell table:style-name="ce8" office:value-type="string" calcext:value-type="string">
            <text:p>9847715566 <text:s text:c="2"/>, 903764808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M S(AIK18E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TTOLIPADATH HOUSE ,MANIMALA CROSS ROAD , MCRRA14 ,EDAPPALLY P.O ,KOCHI 682024</text:p>
          </table:table-cell>
          <table:table-cell table:style-name="ce8" office:value-type="string" calcext:value-type="string">
            <text:p>9847715566 <text:s text:c="2"/>, 903764808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HIR <text:s/>E T(FIT17CE072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AVENUE FLORICIAN HILL ROAD MALAPARAMBU CIVILSTATION [PO] CALICUT</text:p>
          </table:table-cell>
          <table:table-cell table:style-name="ce8" office:value-type="string" calcext:value-type="string">
            <text:p>9447158274 <text:s text:c="2"/>, 9895511745 <text:s text:c="2"/>, 974675067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HIR <text:s/>E T(FIT17CE072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AVENUE FLORICIAN HILL ROAD MALAPARAMBU CIVILSTATION [PO] CALICUT</text:p>
          </table:table-cell>
          <table:table-cell table:style-name="ce8" office:value-type="string" calcext:value-type="string">
            <text:p>9447158274 <text:s text:c="2"/>, 9895511745 <text:s text:c="2"/>, 974675067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K ANTONY(TOC15ME020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ICHIAPARAMBIL (H) <text:s/>VELLASSERY <text:s text:c="2"/>KADUTHURUTHY P.O <text:s/>KOTTAYAM <text:s text:c="2"/>KERALA</text:p>
          </table:table-cell>
          <table:table-cell table:style-name="ce8" office:value-type="string" calcext:value-type="string">
            <text:p>9847178320 <text:s text:c="2"/>, 99462570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K ANTONY(TOC15ME020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ICHIAPARAMBIL (H) <text:s/>VELLASSERY <text:s text:c="2"/>KADUTHURUTHY P.O <text:s/>KOTTAYAM <text:s text:c="2"/>KERALA</text:p>
          </table:table-cell>
          <table:table-cell table:style-name="ce8" office:value-type="string" calcext:value-type="string">
            <text:p>9847178320 <text:s text:c="2"/>, 99462570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SHAAN K S(MDL18CS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ANAM MRA 150-B <text:s/>MILLENIUM LANE,MASTER ROAD,LINK ROAD <text:s/>VADUTHALA 682023</text:p>
          </table:table-cell>
          <table:table-cell table:style-name="ce8" office:value-type="string" calcext:value-type="string">
            <text:p>984609719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REYA <text:s/>JOSEPH(JCE17AN028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KKATH HOUSE <text:s/>PUTHANANGADI,AROOR P.O. 688534 <text:s/>CHERTHALA,ALAPPUZHA,KERALA</text:p>
          </table:table-cell>
          <table:table-cell table:style-name="ce8" office:value-type="string" calcext:value-type="string">
            <text:p>9847411189 <text:s text:c="2"/>, 889167077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REYA <text:s/>JOSEPH(JCE17AN028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KKATH HOUSE <text:s/>PUTHANANGADI,AROOR P.O. 688534 <text:s/>CHERTHALA,ALAPPUZHA,KERALA</text:p>
          </table:table-cell>
          <table:table-cell table:style-name="ce8" office:value-type="string" calcext:value-type="string">
            <text:p>9847411189 <text:s text:c="2"/>, 889167077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KUMAR <text:s/>R(MDL17EC076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3A 12/70 NGO QUARTERS ,NEAR NPOL</text:p>
          </table:table-cell>
          <table:table-cell table:style-name="ce8" office:value-type="string" calcext:value-type="string">
            <text:p>94462189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KUMAR <text:s/>R(MDL17EC076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3A 12/70 NGO QUARTERS ,NEAR NPOL</text:p>
          </table:table-cell>
          <table:table-cell table:style-name="ce8" office:value-type="string" calcext:value-type="string">
            <text:p>94462189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FAZAL T K(MDL15EC07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KOROTH HOUSE, URALLOOR P O, ARIKKULAM(PART),QUILANDY TALUK, KOZHIKODE, KERALA,673620</text:p>
          </table:table-cell>
          <table:table-cell table:style-name="ce8" office:value-type="string" calcext:value-type="string">
            <text:p>9495840695 <text:s text:c="2"/>, 944615071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FAZAL T K(MDL15EC07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KOROTH HOUSE, URALLOOR P O, ARIKKULAM(PART),QUILANDY TALUK, KOZHIKODE, KERALA,673620</text:p>
          </table:table-cell>
          <table:table-cell table:style-name="ce8" office:value-type="string" calcext:value-type="string">
            <text:p>9495840695 <text:s text:c="2"/>, 944615071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u <text:s/>Manikuttan(TCE16ME006)</text:p>
          </table:table-cell>
          <table:table-cell table:style-name="ce8" office:value-type="string" calcext:value-type="string">
            <text:p>COLLEGE OF ENGINEERING PERUMON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hini House, Charamangalam, Muhamma P.O, Alappuzha - 688525</text:p>
          </table:table-cell>
          <table:table-cell table:style-name="ce8" office:value-type="string" calcext:value-type="string">
            <text:p>94474826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WATHY <text:s/>MURALEEDHARAN(MDL18EC11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UMURIKKAL HOUSE, PANAYIKULAM P O., ALANGAD - 683511</text:p>
          </table:table-cell>
          <table:table-cell table:style-name="ce8" office:value-type="string" calcext:value-type="string">
            <text:p>9747084024 <text:s text:c="2"/>, 984719296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T RAJU(AIK18EE020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EVALLIARA, CYRIAN CHURCH ROAD, SHANMUGHAM ROAD P.O, KOCHI- 682 031</text:p>
          </table:table-cell>
          <table:table-cell table:style-name="ce8" office:value-type="string" calcext:value-type="string">
            <text:p>9447044055 <text:s text:c="2"/>, 87148282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JAL <text:s/>KUMARI(JCE18CE026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DHINI NIVAS BUND ROAD <text:s/>KUNDANOOR MARADU ERNAKULAM 682304</text:p>
          </table:table-cell>
          <table:table-cell table:style-name="ce8" office:value-type="string" calcext:value-type="string">
            <text:p>9995821232 <text:s text:c="2"/>, 81296990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JAY <text:s/>PRAKASH . J(RIE15AN003)</text:p>
          </table:table-cell>
          <table:table-cell table:style-name="ce8" office:value-type="string" calcext:value-type="string">
            <text:p>RAJADHANI INSTITUT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DEVAARCHANA, VETTICODE <text:s/>P O, ALAPPUZHA - 690503</text:p>
          </table:table-cell>
          <table:table-cell table:style-name="ce8" office:value-type="string" calcext:value-type="string">
            <text:p>94958723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ANAS (VML16CE069)</text:p>
          </table:table-cell>
          <table:table-cell table:style-name="ce8" office:value-type="string" calcext:value-type="string">
            <text:p>VIMAL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liyalil(H) <text:s/>poochal <text:s/>ayikkarappadi(PO) <text:s/>malappuram(DIST)</text:p>
          </table:table-cell>
          <table:table-cell table:style-name="ce8" office:value-type="string" calcext:value-type="string">
            <text:p>9526051067 <text:s text:c="2"/>, 98479345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ANAS (VML16CE069)</text:p>
          </table:table-cell>
          <table:table-cell table:style-name="ce8" office:value-type="string" calcext:value-type="string">
            <text:p>VIMAL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liyalil(H) <text:s/>poochal <text:s/>ayikkarappadi(PO) <text:s/>malappuram(DIST)</text:p>
          </table:table-cell>
          <table:table-cell table:style-name="ce8" office:value-type="string" calcext:value-type="string">
            <text:p>9526051067 <text:s text:c="2"/>, 98479345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OOSH <text:s/>MUHAMMED(TKI16BM014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ANIKOTH HOUSE, CHINGAPURAM P.O., THIKKODY VIA - 673529</text:p>
          </table:table-cell>
          <table:table-cell table:style-name="ce8" office:value-type="string" calcext:value-type="string">
            <text:p>9496247361 <text:s text:c="2"/>, 808911108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OOSH <text:s/>MUHAMMED(TKI16BM014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ANIKOTH HOUSE, CHINGAPURAM P.O., THIKKODY VIA - 673529</text:p>
          </table:table-cell>
          <table:table-cell table:style-name="ce8" office:value-type="string" calcext:value-type="string">
            <text:p>9496247361 <text:s text:c="2"/>, 808911108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ESHMA <text:s/>SAJI(KIT16CS017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ATHUMPADY(H) <text:s/>POOPARA P.O <text:s/>POOPARA <text:s/>685619</text:p>
          </table:table-cell>
          <table:table-cell table:style-name="ce8" office:value-type="string" calcext:value-type="string">
            <text:p>9947775794 <text:s text:c="2"/>, 98478960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ESHMA <text:s/>SAJI(KIT16CS017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ATHUMPADY(H) <text:s/>POOPARA P.O <text:s/>POOPARA <text:s/>685619</text:p>
          </table:table-cell>
          <table:table-cell table:style-name="ce8" office:value-type="string" calcext:value-type="string">
            <text:p>9947775794 <text:s text:c="2"/>, 98478960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CKOSE <text:s/>E P(MDL16EBE047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thala (H) , Okkal <text:s text:c="2"/>Okkal P.O , PIN : 683550</text:p>
          </table:table-cell>
          <table:table-cell table:style-name="ce8" office:value-type="string" calcext:value-type="string">
            <text:p>7025976716 <text:s text:c="2"/>, 70127853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IVIL ENGINEERING ( BE10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S KADAVAN(VJC18CE009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KADAVIL(H),PALACHUVADU PADAMUGHAL,KAKKANAD PO</text:p>
          </table:table-cell>
          <table:table-cell table:style-name="ce8" office:value-type="string" calcext:value-type="string">
            <text:p>9747690664 <text:s text:c="2"/>, 963330879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 S BHARATH KRISHNA (TOC15ME04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TTAPARAMBIL HOUSE <text:s/>KODAMTHURUTHU <text:s/>KUTHIYATHODU PO <text:s/>CHERTHALA</text:p>
          </table:table-cell>
          <table:table-cell table:style-name="ce8" office:value-type="string" calcext:value-type="string">
            <text:p>9995026554 <text:s text:c="2"/>, 95390097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THIN <text:s/>THOMAS(SCM17ME06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yankery house,desiyakavala,thrikakkara p.o,kochi 682021</text:p>
          </table:table-cell>
          <table:table-cell table:style-name="ce8" office:value-type="string" calcext:value-type="string">
            <text:p>995051173 <text:s text:c="2"/>, 956723995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BASICS OF CIVIL ENGINEERING ( C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AN JOSE K A(AIK18EE003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IPARAMBIL HOUSE KANNAMALY P.O KOCHIN-682008</text:p>
          </table:table-cell>
          <table:table-cell table:style-name="ce8" office:value-type="string" calcext:value-type="string">
            <text:p>9249250052 <text:s text:c="2"/>, 77366900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E S(KIT16CS005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NPATHILCHIRA(H) <text:s/>KAINADY</text:p>
          </table:table-cell>
          <table:table-cell table:style-name="ce8" office:value-type="string" calcext:value-type="string">
            <text:p>8281933367 <text:s text:c="2"/>, 82818492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E S(KIT16CS005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NPATHILCHIRA(H) <text:s/>KAINADY</text:p>
          </table:table-cell>
          <table:table-cell table:style-name="ce8" office:value-type="string" calcext:value-type="string">
            <text:p>8281933367 <text:s text:c="2"/>, 82818492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MEEM HASSAN K B(MDL18CS05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YAVAGOTHI BIDHARUGE, NEW BODUATHIRI VILLAGE, MINICOY, LAKSHADWEEP</text:p>
          </table:table-cell>
          <table:table-cell table:style-name="ce8" office:value-type="string" calcext:value-type="string">
            <text:p>9446849276 <text:s text:c="2"/>, 8281342634 <text:s text:c="2"/>, 94479841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MEEM HASSAN K B(MDL18CS05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YAVAGOTHI BIDHARUGE, NEW BODUATHIRI VILLAGE, MINICOY, LAKSHADWEEP</text:p>
          </table:table-cell>
          <table:table-cell table:style-name="ce8" office:value-type="string" calcext:value-type="string">
            <text:p>9446849276 <text:s text:c="2"/>, 8281342634 <text:s text:c="2"/>, 94479841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MEEM HASSAN K B(MDL18CS05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YAVAGOTHI BIDHARUGE, NEW BODUATHIRI VILLAGE, MINICOY, LAKSHADWEEP</text:p>
          </table:table-cell>
          <table:table-cell table:style-name="ce8" office:value-type="string" calcext:value-type="string">
            <text:p>9446849276 <text:s text:c="2"/>, 8281342634 <text:s text:c="2"/>, 94479841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A MARIA JAIMON(FIT17CE08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kunnath house puthuvype p.o. <text:s/>cochin 682508</text:p>
          </table:table-cell>
          <table:table-cell table:style-name="ce8" office:value-type="string" calcext:value-type="string">
            <text:p>9745107812 <text:s text:c="2"/>, 9400347980 <text:s text:c="2"/>, 98460111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JUN <text:s/>KISHORE(BTE15ME021)</text:p>
          </table:table-cell>
          <table:table-cell table:style-name="ce8" office:value-type="string" calcext:value-type="string">
            <text:p>BASELIOS THOMAS I CATHOLICOSE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OMKARAM, SWAMIPADY, ELAMMAKKARA, KOCHI-26, ERNAKULAM</text:p>
          </table:table-cell>
          <table:table-cell table:style-name="ce8" office:value-type="string" calcext:value-type="string">
            <text:p>974728428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BASICS OF CIVIL ENGINEERING ( C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EPAUL <text:s/>M B(RET17AE01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erikal House opp. Njarakkal Police Station,Njarakkal P.O.</text:p>
          </table:table-cell>
          <table:table-cell table:style-name="ce8" office:value-type="string" calcext:value-type="string">
            <text:p>9447814944 <text:s text:c="2"/>, 94007941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EPAUL <text:s/>M B(RET17AE01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erikal House opp. Njarakkal Police Station,Njarakkal P.O.</text:p>
          </table:table-cell>
          <table:table-cell table:style-name="ce8" office:value-type="string" calcext:value-type="string">
            <text:p>9447814944 <text:s text:c="2"/>, 94007941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IKRISHNAN S (KTE17ME032)</text:p>
          </table:table-cell>
          <table:table-cell table:style-name="ce8" office:value-type="string" calcext:value-type="string">
            <text:p>RAJIV GANDHI INSTITUTE OF TECHNOLOGY,KOTTAYAM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DAVITHARA HOUSE <text:s text:c="2"/>UDAYAMPEROOR PO <text:s/>TRIPUNITHURA ERNAKULAM 682307</text:p>
          </table:table-cell>
          <table:table-cell table:style-name="ce8" office:value-type="string" calcext:value-type="string">
            <text:p>9645087860 <text:s text:c="2"/>, 98465678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EMIAH THOMAS PANICKER(TOC17CS035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HOUSE,AARUMURIKADA,KUNDRA EAST, 691558</text:p>
          </table:table-cell>
          <table:table-cell table:style-name="ce8" office:value-type="string" calcext:value-type="string">
            <text:p>9656376221 <text:s text:c="2"/>, 984776486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EMIAH THOMAS PANICKER(TOC17CS035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HOUSE,AARUMURIKADA,KUNDRA EAST, 691558</text:p>
          </table:table-cell>
          <table:table-cell table:style-name="ce8" office:value-type="string" calcext:value-type="string">
            <text:p>9656376221 <text:s text:c="2"/>, 984776486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ASHID SUHAIL M(MDL18CS09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IRZA NIVAS ,RANMED VILLAGE ,MINICOY LAKSHADWEEP</text:p>
          </table:table-cell>
          <table:table-cell table:style-name="ce8" office:value-type="string" calcext:value-type="string">
            <text:p>9447610460 <text:s text:c="2"/>, 9446341637 <text:s text:c="2"/>, 94463426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ASHID SUHAIL M(MDL18CS09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IRZA NIVAS ,RANMED VILLAGE ,MINICOY LAKSHADWEEP</text:p>
          </table:table-cell>
          <table:table-cell table:style-name="ce8" office:value-type="string" calcext:value-type="string">
            <text:p>9447610460 <text:s text:c="2"/>, 9446341637 <text:s text:c="2"/>, 94463426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ASHID SUHAIL M(MDL18CS09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IRZA NIVAS ,RANMED VILLAGE ,MINICOY LAKSHADWEEP</text:p>
          </table:table-cell>
          <table:table-cell table:style-name="ce8" office:value-type="string" calcext:value-type="string">
            <text:p>9447610460 <text:s text:c="2"/>, 9446341637 <text:s text:c="2"/>, 94463426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DHIQ ALI A M(KME18CE060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mbassery House, Thrikkakara, Ernakulam 682021</text:p>
          </table:table-cell>
          <table:table-cell table:style-name="ce8" office:value-type="string" calcext:value-type="string">
            <text:p>98954334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A NAGULARJI(SHR15CE00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PPATTU HOUSE, CHERUSSERY,THAIKKATTUSSERY.P.O,THRISSUR PIN-680306</text:p>
          </table:table-cell>
          <table:table-cell table:style-name="ce8" office:value-type="string" calcext:value-type="string">
            <text:p>99614763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SHNU <text:s/>BIPIN(TOC17CE056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. 34/2342, SREERAGAM, KANNAYATH 1ST CROSS ROAD, MAMANGALAM, PALARIVATTOM, KOCHI</text:p>
          </table:table-cell>
          <table:table-cell table:style-name="ce8" office:value-type="string" calcext:value-type="string">
            <text:p>8289918023 <text:s text:c="2"/>, 96896126569 <text:s text:c="2"/>, 984602292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SHNU <text:s/>BIPIN(TOC17CE056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. 34/2342, SREERAGAM, KANNAYATH 1ST CROSS ROAD, MAMANGALAM, PALARIVATTOM, KOCHI</text:p>
          </table:table-cell>
          <table:table-cell table:style-name="ce8" office:value-type="string" calcext:value-type="string">
            <text:p>8289918023 <text:s text:c="2"/>, 96896126569 <text:s text:c="2"/>, 984602292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AMEEMUL ANSARI CN(NSS17ME105)</text:p>
          </table:table-cell>
          <table:table-cell table:style-name="ce8" office:value-type="string" calcext:value-type="string">
            <text:p>NS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 NALAKAM HOUSE ANDROTH UT OF LAKSHADWEEP</text:p>
          </table:table-cell>
          <table:table-cell table:style-name="ce8" office:value-type="string" calcext:value-type="string">
            <text:p>94471781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<text:s/>ASLAM P H(ILE16CS007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ovathil House <text:s/>Toll Gate, Edappally P.O <text:s/>Kochi - 24</text:p>
          </table:table-cell>
          <table:table-cell table:style-name="ce8" office:value-type="string" calcext:value-type="string">
            <text:p>9447909587 <text:s text:c="2"/>, 95448676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OORA <text:s/>RAHEEM(KME16CS040)</text:p>
          </table:table-cell>
          <table:table-cell table:style-name="ce8" office:value-type="string" calcext:value-type="string">
            <text:p>VIJNAN INSTITUTE OF SCIENCE AND TECHNOLOGY (V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ttadath House, 7/196, Kappandimukku , Mattancherry P.O, Kochi 682002</text:p>
          </table:table-cell>
          <table:table-cell table:style-name="ce8" office:value-type="string" calcext:value-type="string">
            <text:p>99951462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OORA <text:s/>RAHEEM(KME16CS040)</text:p>
          </table:table-cell>
          <table:table-cell table:style-name="ce8" office:value-type="string" calcext:value-type="string">
            <text:p>VIJNAN INSTITUTE OF SCIENCE AND TECHNOLOGY (V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ttadath House, 7/196, Kappandimukku , Mattancherry P.O, Kochi 682002</text:p>
          </table:table-cell>
          <table:table-cell table:style-name="ce8" office:value-type="string" calcext:value-type="string">
            <text:p>99951462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OORA <text:s/>RAHEEM(KME16CS040)</text:p>
          </table:table-cell>
          <table:table-cell table:style-name="ce8" office:value-type="string" calcext:value-type="string">
            <text:p>VIJNAN INSTITUTE OF SCIENCE AND TECHNOLOGY (V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ttadath House, 7/196, Kappandimukku , Mattancherry P.O, Kochi 682002</text:p>
          </table:table-cell>
          <table:table-cell table:style-name="ce8" office:value-type="string" calcext:value-type="string">
            <text:p>99951462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XON C PRINSON(MBC17ME037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ITTILAPPILLY HOUSE, SAMAJAM ROAD, VADUTHALA, 682023</text:p>
          </table:table-cell>
          <table:table-cell table:style-name="ce8" office:value-type="string" calcext:value-type="string">
            <text:p>9387752592 <text:s text:c="2"/>, 94977188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BILA. <text:s/>P(RCE15CS091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NDRANIYIL(H) <text:s/>CHANDAKUNNU(P.O) <text:s/>NILAMBUR</text:p>
          </table:table-cell>
          <table:table-cell table:style-name="ce8" office:value-type="string" calcext:value-type="string">
            <text:p>808605378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BILA. <text:s/>P(RCE15CS091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NDRANIYIL(H) <text:s/>CHANDAKUNNU(P.O) <text:s/>NILAMBUR</text:p>
          </table:table-cell>
          <table:table-cell table:style-name="ce8" office:value-type="string" calcext:value-type="string">
            <text:p>808605378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USREE K S(KSD18CS024)</text:p>
          </table:table-cell>
          <table:table-cell table:style-name="ce8" office:value-type="string" calcext:value-type="string">
            <text:p>LB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OTHAPPILLY <text:s/>PARAMBIL HOUSE,B.TS ROAD,EDAPPALLY,ERNAKULAM <text:s/>PIN-682024</text:p>
          </table:table-cell>
          <table:table-cell table:style-name="ce8" office:value-type="string" calcext:value-type="string">
            <text:p>9895229651 <text:s text:c="2"/>, 944720497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DHIN <text:s/>SAM(MUT18ME051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oy's Villa, Love dale-14 <text:s/>Vizhalil kizhakekkuttu <text:s/>Ashokapuram,Aluva P.O <text:s/>683101</text:p>
          </table:table-cell>
          <table:table-cell table:style-name="ce8" office:value-type="string" calcext:value-type="string">
            <text:p>98950616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HAN B ZACHARIAH(MGP18FT029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-102, SANTHI APTS, LUIZ LANE <text:s/>SOUHRUDA NAGAR, KADAVANTHRA <text:s/>ERNAKULAM, PIN: 622020</text:p>
          </table:table-cell>
          <table:table-cell table:style-name="ce8" office:value-type="string" calcext:value-type="string">
            <text:p>98950095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YAZIM C A(ILE16ME010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NNOTH HOUSE <text:s/>ELOOR NORTH <text:s text:c="2"/>UDYOGAMANDAL P O <text:s/>683501</text:p>
          </table:table-cell>
          <table:table-cell table:style-name="ce8" office:value-type="string" calcext:value-type="string">
            <text:p>98466954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YAZIM C A(ILE16ME010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NNOTH HOUSE <text:s/>ELOOR NORTH <text:s text:c="2"/>UDYOGAMANDAL P O <text:s/>683501</text:p>
          </table:table-cell>
          <table:table-cell table:style-name="ce8" office:value-type="string" calcext:value-type="string">
            <text:p>98466954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RICSSON <text:s/>MAJU(SCM16AU017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nakkal house <text:s/>T.O.G pass road <text:s/>Kalamassery</text:p>
          </table:table-cell>
          <table:table-cell table:style-name="ce8" office:value-type="string" calcext:value-type="string">
            <text:p>8089126010 <text:s text:c="2"/>, 95265857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L P.A. (KME18CE004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YNGAMADOM, <text:s/>PUNNAPPARA, AMBALAPUZHA, <text:s/>ALAPUZHA - 688004</text:p>
          </table:table-cell>
          <table:table-cell table:style-name="ce8" office:value-type="string" calcext:value-type="string">
            <text:p>755883927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UL <text:s/>VENUGOPAL(SCM17EE01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3c,laurel grove mather apartments, <text:s/>vyttila,kochi</text:p>
          </table:table-cell>
          <table:table-cell table:style-name="ce8" office:value-type="string" calcext:value-type="string">
            <text:p>9167028091 <text:s text:c="2"/>, 94477564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OSHY SHIBU THOMAS(ADR16CS031)</text:p>
          </table:table-cell>
          <table:table-cell table:style-name="ce8" office:value-type="string" calcext:value-type="string">
            <text:p>COLLEGE OF ENGINEERING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reens Peranickal, Konnamankara, Adoor PO <text:s/>Pin:691523</text:p>
          </table:table-cell>
          <table:table-cell table:style-name="ce8" office:value-type="string" calcext:value-type="string">
            <text:p>8592940887 <text:s text:c="2"/>, 92072488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ED SHALIQ (KME17CE047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NDARAM PARAMBIL HOUSE <text:s/>ELAMAKKARA P.O, <text:s/>ERNAKULAM</text:p>
          </table:table-cell>
          <table:table-cell table:style-name="ce8" office:value-type="string" calcext:value-type="string">
            <text:p>808984921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ED SHALIQ (KME17CE047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NDARAM PARAMBIL HOUSE <text:s/>ELAMAKKARA P.O, <text:s/>ERNAKULAM</text:p>
          </table:table-cell>
          <table:table-cell table:style-name="ce8" office:value-type="string" calcext:value-type="string">
            <text:p>808984921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ED GIFFRY <text:s/>SHAREEF A M(CHN17AE020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RUVALLIL(H) , ARAKKAL , CHIRAYIL ROAD , PALLURUTHY , KOCHI , <text:s text:c="2"/>PIN- 682006</text:p>
          </table:table-cell>
          <table:table-cell table:style-name="ce8" office:value-type="string" calcext:value-type="string">
            <text:p>9388185618 <text:s text:c="2"/>, 994720660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HAL ABDUL MAJEED PULATH(MDL18EE04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RANICHALIL HOUSE PULATH KARAKUNNU PO</text:p>
          </table:table-cell>
          <table:table-cell table:style-name="ce8" office:value-type="string" calcext:value-type="string">
            <text:p>9562446244 <text:s text:c="2"/>, 974454996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JANA <text:s/>A(TKI15FT055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NANKARA VADAKATHIL KUNDAYAM P O PATHANAPURAM</text:p>
          </table:table-cell>
          <table:table-cell table:style-name="ce8" office:value-type="string" calcext:value-type="string">
            <text:p>94957097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NAY <text:s/>JAYAPRAKASH(MDL18EC12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NAKKEPADATH HOUSE KATTITHARA SAHAKARANA ROAD MARADU 682304 <text:s/>ERNAKULAM</text:p>
          </table:table-cell>
          <table:table-cell table:style-name="ce8" office:value-type="string" calcext:value-type="string">
            <text:p>989563763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IF A M(TKM18CE036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ifa Manzil (h) kitltan UT of lakhadweep 682558</text:p>
          </table:table-cell>
          <table:table-cell table:style-name="ce8" office:value-type="string" calcext:value-type="string">
            <text:p>9447304416 <text:s text:c="2"/>, 85477235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NTHOSH(VPE16CE021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SHNU BHAVANAM, KANDALLOOR SOUTH P.O. KANDALLOOR</text:p>
          </table:table-cell>
          <table:table-cell table:style-name="ce8" office:value-type="string" calcext:value-type="string">
            <text:p>9633529957 <text:s text:c="2"/>, 86063959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NTHOSH(VPE16CE021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SHNU BHAVANAM, KANDALLOOR SOUTH P.O. KANDALLOOR</text:p>
          </table:table-cell>
          <table:table-cell table:style-name="ce8" office:value-type="string" calcext:value-type="string">
            <text:p>9633529957 <text:s text:c="2"/>, 86063959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NTHOSH(VPE16CE021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SHNU BHAVANAM, KANDALLOOR SOUTH P.O. KANDALLOOR</text:p>
          </table:table-cell>
          <table:table-cell table:style-name="ce8" office:value-type="string" calcext:value-type="string">
            <text:p>9633529957 <text:s text:c="2"/>, 86063959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DHYASAGAR <text:s/>S(SNT16EE033)</text:p>
          </table:table-cell>
          <table:table-cell table:style-name="ce8" office:value-type="string" calcext:value-type="string">
            <text:p>SREE NARAYANA INSTITUTE OF TECHNOLOGY,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UTHRAM <text:s/>KOLAM,PANMANA <text:s/>CHAVAR P.O KOLLAM <text:s/>691583</text:p>
          </table:table-cell>
          <table:table-cell table:style-name="ce8" office:value-type="string" calcext:value-type="string">
            <text:p>9400986964 <text:s text:c="2"/>, 88932171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OMAL A S(RCE16AE002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LLUPADAVIL,MANJADY <text:s/>POTHENPURAM PO <text:s/>PAMPADY <text:s/>686502</text:p>
          </table:table-cell>
          <table:table-cell table:style-name="ce8" office:value-type="string" calcext:value-type="string">
            <text:p>7025702967 <text:s text:c="2"/>, 9847735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OMAL A S(RCE16AE002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LLUPADAVIL,MANJADY <text:s/>POTHENPURAM PO <text:s/>PAMPADY <text:s/>686502</text:p>
          </table:table-cell>
          <table:table-cell table:style-name="ce8" office:value-type="string" calcext:value-type="string">
            <text:p>7025702967 <text:s text:c="2"/>, 9847735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M Y(IDK17ME02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VUNKAL HOUSE,JANATHA ROAD,VYTTILA ERNAKULAM</text:p>
          </table:table-cell>
          <table:table-cell table:style-name="ce8" office:value-type="string" calcext:value-type="string">
            <text:p>8129497317 <text:s text:c="2"/>, 828112731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M Y(IDK17ME02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CIVIL ENGINEERING ( C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VUNKAL HOUSE,JANATHA ROAD,VYTTILA ERNAKULAM</text:p>
          </table:table-cell>
          <table:table-cell table:style-name="ce8" office:value-type="string" calcext:value-type="string">
            <text:p>8129497317 <text:s text:c="2"/>, 828112731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MRUTHA <text:s/>SABU(MEE17CS010)</text:p>
          </table:table-cell>
          <table:table-cell table:style-name="ce8" office:value-type="string" calcext:value-type="string">
            <text:p>MES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LLIYIL (H), PRINCE NAGAR , KOLLAMKUDY MUGAL, THRIKKAKARA P.O, KAKKANAD <text:s/>PIN:682021</text:p>
          </table:table-cell>
          <table:table-cell table:style-name="ce8" office:value-type="string" calcext:value-type="string">
            <text:p>9744188518 <text:s text:c="2"/>, 94956257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HAMANNA PARVEEN. C.M(IES15CE049)</text:p>
          </table:table-cell>
          <table:table-cell table:style-name="ce8" office:value-type="string" calcext:value-type="string">
            <text:p>IE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UNGATH(H) <text:s/>KOORKENCHERRY P O <text:s/>THRISSUR</text:p>
          </table:table-cell>
          <table:table-cell table:style-name="ce8" office:value-type="string" calcext:value-type="string">
            <text:p>94468727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DHI VINAYAK K N(RCE17ME035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KULANGARA HOUSE MULLASSERY (PO)680509(PIN)</text:p>
          </table:table-cell>
          <table:table-cell table:style-name="ce8" office:value-type="string" calcext:value-type="string">
            <text:p>9747183494 <text:s text:c="2"/>, 75608113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IDHI VINAYAK K N(RCE17ME035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KULANGARA HOUSE MULLASSERY (PO)680509(PIN)</text:p>
          </table:table-cell>
          <table:table-cell table:style-name="ce8" office:value-type="string" calcext:value-type="string">
            <text:p>9747183494 <text:s text:c="2"/>, 75608113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ON <text:s/>TOM(VJC18CE042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ATTATHOTTU (H) <text:s/>AMRA 112 <text:s/>KAKKANAD <text:s/>KOCHI</text:p>
          </table:table-cell>
          <table:table-cell table:style-name="ce8" office:value-type="string" calcext:value-type="string">
            <text:p>9447023053 <text:s text:c="2"/>, 9495923053 <text:s text:c="2"/>, 81298057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REGOR <text:s/>JACOB(VJC18CE050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TTAKKATTIL HOUSE VILANGU P.O EDATHALA, ALUVA</text:p>
          </table:table-cell>
          <table:table-cell table:style-name="ce8" office:value-type="string" calcext:value-type="string">
            <text:p>9447049941 <text:s text:c="2"/>, 944704994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REGOR <text:s/>JACOB(VJC18CE050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TTAKKATTIL HOUSE VILANGU P.O EDATHALA, ALUVA</text:p>
          </table:table-cell>
          <table:table-cell table:style-name="ce8" office:value-type="string" calcext:value-type="string">
            <text:p>9447049941 <text:s text:c="2"/>, 944704994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PARVATHY K SUDHEER(JCE18AN047)</text:p>
          </table:table-cell>
          <table:table-cell table:style-name="ce8" office:value-type="string" calcext:value-type="string">
            <text:p>JAWAHARLAL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ERONAUT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EZHATH HOUSE <text:s/>KANNACHANTHODU ROAD <text:s/>AYAPPANKAVU <text:s text:c="2"/>PACHALAM P O NORTH <text:s/>682012</text:p>
          </table:table-cell>
          <table:table-cell table:style-name="ce8"/>
          <table:table-cell table:number-columns-repeated="49"/>
        </table:table-row>
        <table:table-row table:style-name="ro2">
          <table:table-cell table:style-name="ce8" office:value-type="string" calcext:value-type="string">
            <text:p>SACHIN S (YCE15ME093)</text:p>
          </table:table-cell>
          <table:table-cell table:style-name="ce8" office:value-type="string" calcext:value-type="string">
            <text:p>YOUNU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EVATHY BHAVANAM, MANAKKARA, SASTHAMKOTTA.</text:p>
          </table:table-cell>
          <table:table-cell table:style-name="ce8" office:value-type="string" calcext:value-type="string">
            <text:p>9497756240 <text:s text:c="2"/>, 813790278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CHIN S (YCE15ME093)</text:p>
          </table:table-cell>
          <table:table-cell table:style-name="ce8" office:value-type="string" calcext:value-type="string">
            <text:p>YOUNU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REVATHY BHAVANAM, MANAKKARA, SASTHAMKOTTA.</text:p>
          </table:table-cell>
          <table:table-cell table:style-name="ce8" office:value-type="string" calcext:value-type="string">
            <text:p>9497756240 <text:s text:c="2"/>, 813790278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NJAY K A(IDK17ME05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IPPILLY PARAMBIL HOUSE,WEST KADUNGALLOOR P.O,ALUVA 10</text:p>
          </table:table-cell>
          <table:table-cell table:style-name="ce8" office:value-type="string" calcext:value-type="string">
            <text:p>9847727866 <text:s text:c="2"/>, 949609235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NJAY K A(IDK17ME052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IPPILLY PARAMBIL HOUSE,WEST KADUNGALLOOR P.O,ALUVA 10</text:p>
          </table:table-cell>
          <table:table-cell table:style-name="ce8" office:value-type="string" calcext:value-type="string">
            <text:p>9847727866 <text:s text:c="2"/>, 949609235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IRIL S CHUNGATH(TKI15FT031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UNGATH HOUSE, KURAMPALA, PANDALAM P O</text:p>
          </table:table-cell>
          <table:table-cell table:style-name="ce8" office:value-type="string" calcext:value-type="string">
            <text:p>94461907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OOHI FATHIMA T Y(CIM18CE018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THIL HOUSE <text:s/>ALAPPATUPARAMBU <text:s/>LEAGUE JN</text:p>
          </table:table-cell>
          <table:table-cell table:style-name="ce8" office:value-type="string" calcext:value-type="string">
            <text:p>9846616967 <text:s text:c="2"/>, 735661629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zeen <text:s/>Sajeel(CHN16EC08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'SAFA' Vellakada parambu lane, Elamakkara P.O, Kochi-26</text:p>
          </table:table-cell>
          <table:table-cell table:style-name="ce8" office:value-type="string" calcext:value-type="string">
            <text:p>9847166517 <text:s text:c="2"/>, 90379791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RISTO RAJ (KME18CE02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1-Quarters GCDA, Kadavanthra, Cochin-20 <text:s/>682020</text:p>
          </table:table-cell>
          <table:table-cell table:style-name="ce8" office:value-type="string" calcext:value-type="string">
            <text:p>944703092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PIN. <text:s/>B(KVE15ME024)</text:p>
          </table:table-cell>
          <table:table-cell table:style-name="ce8" office:value-type="string" calcext:value-type="string">
            <text:p>SREE NARAYANA GURUKULA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UVEETTIL KOTTEMURI THRIKKUNNAPPUZHA PO ALAPPUZHA</text:p>
          </table:table-cell>
          <table:table-cell table:style-name="ce8" office:value-type="string" calcext:value-type="string">
            <text:p>974777231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 SAI LAKSHMI(PRC16CE035)</text:p>
          </table:table-cell>
          <table:table-cell table:style-name="ce8" office:value-type="string" calcext:value-type="string">
            <text:p>PROVIDENCE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eethala Thundathil, Thonackad P O, Cheriyanad, Pin 689511</text:p>
          </table:table-cell>
          <table:table-cell table:style-name="ce8" office:value-type="string" calcext:value-type="string">
            <text:p>974694639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IVIL ENGINEERING ( BE10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YMAN <text:s/>SHEHZADI(AJC16CS034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HFIL <text:s/>WEST HSS ROAD <text:s/>MARKET JUNCTION <text:s/>ANCHAL</text:p>
          </table:table-cell>
          <table:table-cell table:style-name="ce8" office:value-type="string" calcext:value-type="string">
            <text:p>9567205044 <text:s text:c="2"/>, 974631000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YMAN <text:s/>SHEHZADI(AJC16CS034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HFIL <text:s/>WEST HSS ROAD <text:s/>MARKET JUNCTION <text:s/>ANCHAL</text:p>
          </table:table-cell>
          <table:table-cell table:style-name="ce8" office:value-type="string" calcext:value-type="string">
            <text:p>9567205044 <text:s text:c="2"/>, 974631000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YMAN <text:s/>SHEHZADI(AJC16CS034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HFIL <text:s/>WEST HSS ROAD <text:s/>MARKET JUNCTION <text:s/>ANCHAL</text:p>
          </table:table-cell>
          <table:table-cell table:style-name="ce8" office:value-type="string" calcext:value-type="string">
            <text:p>9567205044 <text:s text:c="2"/>, 974631000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ik <text:s/>Fasal(MNR17ME007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lavath house mannancherry p o alappuzha</text:p>
          </table:table-cell>
          <table:table-cell table:style-name="ce8" office:value-type="string" calcext:value-type="string">
            <text:p>8129722852 <text:s text:c="2"/>, 70257822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 JAIYA SUNJANAA(ASI16IT036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FORMATION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W-22 FEDERAL PARK, <text:s/>VENNALA PO <text:s/>ERNAKULAM-682028</text:p>
          </table:table-cell>
          <table:table-cell table:style-name="ce8" office:value-type="string" calcext:value-type="string">
            <text:p>9447226129 <text:s text:c="2"/>, 94471661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ONY <text:s/>BYJU(AIK18EE019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 CHERANELLOORE P.O ERNAKULAM</text:p>
          </table:table-cell>
          <table:table-cell table:style-name="ce8" office:value-type="string" calcext:value-type="string">
            <text:p>9947398610 <text:s text:c="2"/>, 94000975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SHAY S VINOD(MDL18CS01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NIVILA VADAKKATHIL, CHERUPOIKA P.O., CHERUPOIKA</text:p>
          </table:table-cell>
          <table:table-cell table:style-name="ce8" office:value-type="string" calcext:value-type="string">
            <text:p>9744148363 <text:s text:c="2"/>, 8943306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SHAY S VINOD(MDL18CS01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NIVILA VADAKKATHIL, CHERUPOIKA P.O., CHERUPOIKA</text:p>
          </table:table-cell>
          <table:table-cell table:style-name="ce8" office:value-type="string" calcext:value-type="string">
            <text:p>9744148363 <text:s text:c="2"/>, 8943306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SHAY S VINOD(MDL18CS01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NIVILA VADAKKATHIL, CHERUPOIKA P.O., CHERUPOIKA</text:p>
          </table:table-cell>
          <table:table-cell table:style-name="ce8" office:value-type="string" calcext:value-type="string">
            <text:p>9744148363 <text:s text:c="2"/>, 8943306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A <text:s/>ANTONY(BTE15CS016)</text:p>
          </table:table-cell>
          <table:table-cell table:style-name="ce8" office:value-type="string" calcext:value-type="string">
            <text:p>BASELIOS THOMAS I CATHOLICOSE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AND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APURAKAL HOUSE, THEVAKKAL V.K.C (PO), COCHIN 21</text:p>
          </table:table-cell>
          <table:table-cell table:style-name="ce8" office:value-type="string" calcext:value-type="string">
            <text:p>96564302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IKRISHNA <text:s/>S(VPE15CS038)</text:p>
          </table:table-cell>
          <table:table-cell table:style-name="ce8" office:value-type="string" calcext:value-type="string">
            <text:p>MAHAGURU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NAL, KAKKANATTU VELIYIL, KARUKAYIL WARD, THATHAMPALLY P.O,</text:p>
          </table:table-cell>
          <table:table-cell table:style-name="ce8" office:value-type="string" calcext:value-type="string">
            <text:p>98461447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A FARHAN <text:s/>AHMED(SCM16CE069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,NEAR THYKAV <text:s text:c="2"/>CHERANELLORE,ERNAKULAM</text:p>
          </table:table-cell>
          <table:table-cell table:style-name="ce8" office:value-type="string" calcext:value-type="string">
            <text:p>7477362724 <text:s text:c="2"/>, 906165970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BU GEORGE PHILIP(PTA16CS023)</text:p>
          </table:table-cell>
          <table:table-cell table:style-name="ce8" office:value-type="string" calcext:value-type="string">
            <text:p>COLLEGE OF ENGINEERING <text:s/>KALLOOPPAR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LAVINAL <text:s/>PANNIYALI <text:s/>OMALLOOR P O <text:s/>PATHANAMTHITTA <text:s/>689647</text:p>
          </table:table-cell>
          <table:table-cell table:style-name="ce8" office:value-type="string" calcext:value-type="string">
            <text:p>9995155321 <text:s text:c="2"/>, 94470185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BU GEORGE PHILIP(PTA16CS023)</text:p>
          </table:table-cell>
          <table:table-cell table:style-name="ce8" office:value-type="string" calcext:value-type="string">
            <text:p>COLLEGE OF ENGINEERING <text:s/>KALLOOPPAR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ILAVINAL <text:s/>PANNIYALI <text:s/>OMALLOOR P O <text:s/>PATHANAMTHITTA <text:s/>689647</text:p>
          </table:table-cell>
          <table:table-cell table:style-name="ce8" office:value-type="string" calcext:value-type="string">
            <text:p>9995155321 <text:s text:c="2"/>, 94470185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MON <text:s/>SHAJI(MBC16EC033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UTHIVILA <text:s text:c="2"/>COLLEGE WARD <text:s/>PUNALUR P.O <text:s/>PUNALUR, KOLLAM <text:s/>691305</text:p>
          </table:table-cell>
          <table:table-cell table:style-name="ce8" office:value-type="string" calcext:value-type="string">
            <text:p>9048512858 <text:s text:c="2"/>, 894332125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MON <text:s/>SHAJI(MBC16EC033)</text:p>
          </table:table-cell>
          <table:table-cell table:style-name="ce8" office:value-type="string" calcext:value-type="string">
            <text:p>MAR BASELIOS CHRISTIAN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UTHIVILA <text:s text:c="2"/>COLLEGE WARD <text:s/>PUNALUR P.O <text:s/>PUNALUR, KOLLAM <text:s/>691305</text:p>
          </table:table-cell>
          <table:table-cell table:style-name="ce8" office:value-type="string" calcext:value-type="string">
            <text:p>9048512858 <text:s text:c="2"/>, 894332125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S <text:s/>ALDRIN(WYD16EC052)</text:p>
          </table:table-cell>
          <table:table-cell table:style-name="ce8" office:value-type="string" calcext:value-type="string">
            <text:p>GOVERNMENT ENGINEERING COLLEGE, WAYANAD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ITHAVALAPPIL HOUSE MUNDENVELI P.O SAUDI KOCHI PIN:682507</text:p>
          </table:table-cell>
          <table:table-cell table:style-name="ce8" office:value-type="string" calcext:value-type="string">
            <text:p>9605081679 <text:s text:c="2"/>, 96050816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S <text:s/>ALDRIN(WYD16EC052)</text:p>
          </table:table-cell>
          <table:table-cell table:style-name="ce8" office:value-type="string" calcext:value-type="string">
            <text:p>GOVERNMENT ENGINEERING COLLEGE, WAYANAD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ITHAVALAPPIL HOUSE MUNDENVELI P.O SAUDI KOCHI PIN:682507</text:p>
          </table:table-cell>
          <table:table-cell table:style-name="ce8" office:value-type="string" calcext:value-type="string">
            <text:p>9605081679 <text:s text:c="2"/>, 960508167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RANAY <text:s/>PRINCE(CHN17CS090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ARITHAM, KALARIKKAL, THEJAS LANE, PALLURUTHY, KOCHI 6</text:p>
          </table:table-cell>
          <table:table-cell table:style-name="ce8" office:value-type="string" calcext:value-type="string">
            <text:p>9447379704 <text:s text:c="2"/>, 949519650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IJITH P SCARIA(MDL17EBE05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IYAPARAMBIL(H),CHELLANGODE(P.O),VADUVANCHAL,WAYANAD,PIN-673581</text:p>
          </table:table-cell>
          <table:table-cell table:style-name="ce8" office:value-type="string" calcext:value-type="string">
            <text:p>94466955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SHNU <text:s/>RAJ(MDL18EC12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NNACHERY HOUSE N A D P O EDATHALA ALUVA</text:p>
          </table:table-cell>
          <table:table-cell table:style-name="ce8" office:value-type="string" calcext:value-type="string">
            <text:p>94952615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ASH M B(TOC16EC003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YYATIL (H), <text:s/>ELANKUNNAPUZHA P.O,ERNAKULAM</text:p>
          </table:table-cell>
          <table:table-cell table:style-name="ce8" office:value-type="string" calcext:value-type="string">
            <text:p>9400089376 <text:s text:c="2"/>, 99464097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ASH M B(TOC16EC003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YYATIL (H), <text:s/>ELANKUNNAPUZHA P.O,ERNAKULAM</text:p>
          </table:table-cell>
          <table:table-cell table:style-name="ce8" office:value-type="string" calcext:value-type="string">
            <text:p>9400089376 <text:s text:c="2"/>, 99464097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YSAKH <text:s/>RAJU(ICE16CS059)</text:p>
          </table:table-cell>
          <table:table-cell table:style-name="ce8" office:value-type="string" calcext:value-type="string">
            <text:p>ILAHI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umkattil (H) <text:s/>Perumpillichira (P O) <text:s/>Thodupuzha <text:s/>Idukki <text:s/>685605</text:p>
          </table:table-cell>
          <table:table-cell table:style-name="ce8" office:value-type="string" calcext:value-type="string">
            <text:p>9947594989 <text:s text:c="2"/>, 960550900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YSAKH <text:s/>RAJU(ICE16CS059)</text:p>
          </table:table-cell>
          <table:table-cell table:style-name="ce8" office:value-type="string" calcext:value-type="string">
            <text:p>ILAHI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kkumkattil (H) <text:s/>Perumpillichira (P O) <text:s/>Thodupuzha <text:s/>Idukki <text:s/>685605</text:p>
          </table:table-cell>
          <table:table-cell table:style-name="ce8" office:value-type="string" calcext:value-type="string">
            <text:p>9947594989 <text:s text:c="2"/>, 960550900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APADMANABHAN <text:s/>S(STC16CE006)</text:p>
          </table:table-cell>
          <table:table-cell table:style-name="ce8" office:value-type="string" calcext:value-type="string">
            <text:p>ST.THOMAS COLLEGE OF ENGINEERING &amp; TECHNOLOGY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iswarya, Cheppad kannimel, Cheppad p.o,</text:p>
          </table:table-cell>
          <table:table-cell table:style-name="ce8" office:value-type="string" calcext:value-type="string">
            <text:p>94478042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THAPADMANABHAN <text:s/>S(STC16CE006)</text:p>
          </table:table-cell>
          <table:table-cell table:style-name="ce8" office:value-type="string" calcext:value-type="string">
            <text:p>ST.THOMAS COLLEGE OF ENGINEERING &amp; TECHNOLOGY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iswarya, Cheppad kannimel, Cheppad p.o,</text:p>
          </table:table-cell>
          <table:table-cell table:style-name="ce8" office:value-type="string" calcext:value-type="string">
            <text:p>944780424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EEYUSH <text:s/>K(CEC16CS054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AKKEDATH HOUSE <text:s/>SHANMUGHAPURAM ROAD <text:s/>PACHALAM P O <text:s/>ERNAKULAM <text:s/>PIN 682012</text:p>
          </table:table-cell>
          <table:table-cell table:style-name="ce8" office:value-type="string" calcext:value-type="string">
            <text:p>944740486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 C MALAVIKA <text:s/>(MDL15BM05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REEGOVINDAM,ERAMALLOOR(PO), CHERTHALA,688537</text:p>
          </table:table-cell>
          <table:table-cell table:style-name="ce8" office:value-type="string" calcext:value-type="string">
            <text:p>9495291403 <text:s text:c="2"/>, 944637406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DUL SAHAD M S(MDL16EBE00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AHLA MANZIL, <text:s/>COCHIN UNIVERSITY P O, <text:s/>KOCHI-682022</text:p>
          </table:table-cell>
          <table:table-cell table:style-name="ce8" office:value-type="string" calcext:value-type="string">
            <text:p>9447781205 <text:s text:c="2"/>, 94460752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T PAUL <text:s/>(SHR16CS02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RAYIL HOUSE <text:s/>MALAYATTOOR P.O <text:s text:c="2"/>KALADY <text:s/>ERNAKULAM <text:s/>683587</text:p>
          </table:table-cell>
          <table:table-cell table:style-name="ce8" office:value-type="string" calcext:value-type="string">
            <text:p>9562963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LINT PAUL <text:s/>(SHR16CS028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BASICS OF COMPUTER PROGRAMMING ( CS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ARAYIL HOUSE <text:s/>MALAYATTOOR P.O <text:s text:c="2"/>KALADY <text:s/>ERNAKULAM <text:s/>683587</text:p>
          </table:table-cell>
          <table:table-cell table:style-name="ce8" office:value-type="string" calcext:value-type="string">
            <text:p>9562963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LVIN <text:s/>DEVASSY(FIT17CE079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NGUZHA (H) <text:s/>POOPPANI <text:s/>PERUMBAVOOR P.O</text:p>
          </table:table-cell>
          <table:table-cell table:style-name="ce8" office:value-type="string" calcext:value-type="string">
            <text:p>9447581652 <text:s text:c="2"/>, 964554823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uhammed Faras V M(TCE16CH034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hammed Faras V.M, Varappoth House, Chelakkulam , Vengola P.O, Perumabvoor, Ernakulam - 683 556</text:p>
          </table:table-cell>
          <table:table-cell table:style-name="ce8" office:value-type="string" calcext:value-type="string">
            <text:p>974741448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DREW K PHILIP(RET16CS03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yyalath House No:33/215-B <text:s/>Vennala P.O <text:s text:c="2"/>Kochi-28</text:p>
          </table:table-cell>
          <table:table-cell table:style-name="ce8" office:value-type="string" calcext:value-type="string">
            <text:p>8943231020 <text:s text:c="2"/>, 94478190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EJU <text:s/>SUBASH(RET16CS173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ttuparambil House <text:s/>Shenoy Road <text:s/>kaloor <text:s/>Kochi-17</text:p>
          </table:table-cell>
          <table:table-cell table:style-name="ce8" office:value-type="string" calcext:value-type="string">
            <text:p>984622011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JA <text:s/>S(MNR17ME02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SARAVANA NIVAS,ANRA 35,10/168B,AVALOOR NAGAR,THATHAMPALLY P.O .,ALAPPUZHA,KERALA</text:p>
          </table:table-cell>
          <table:table-cell table:style-name="ce8" office:value-type="string" calcext:value-type="string">
            <text:p>7907911992 <text:s text:c="2"/>, 85472991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A <text:s/>VARGHESE(MBT15CS02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UMBESWARATH (H), KUNNAM THANAM P.O, MALLAPPALLY, PATHANAMTHITTA</text:p>
          </table:table-cell>
          <table:table-cell table:style-name="ce8" office:value-type="string" calcext:value-type="string">
            <text:p>8547537962 <text:s text:c="2"/>, 94462862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A <text:s/>VARGHESE(MBT15CS02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URUMBESWARATH (H), KUNNAM THANAM P.O, MALLAPPALLY, PATHANAMTHITTA</text:p>
          </table:table-cell>
          <table:table-cell table:style-name="ce8" office:value-type="string" calcext:value-type="string">
            <text:p>8547537962 <text:s text:c="2"/>, 94462862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M <text:s/>ANTONY(AEC18CE028)</text:p>
          </table:table-cell>
          <table:table-cell table:style-name="ce8" office:value-type="string" calcext:value-type="string">
            <text:p>COLLEGE OF ENGINEERING ARANMU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ENAMKATTU HOUSE <text:s/>KANNAMALY P.O <text:s/>KOCHI <text:s/>682008</text:p>
          </table:table-cell>
          <table:table-cell table:style-name="ce8" office:value-type="string" calcext:value-type="string">
            <text:p>98478594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HERIN P SYAM(BMC16AE018)</text:p>
          </table:table-cell>
          <table:table-cell table:style-name="ce8" office:value-type="string" calcext:value-type="string">
            <text:p>BASELIOS MATHEWS I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LIKAL HOUSE <text:s/>PLAMPAZHINJI <text:s/>MANCHAMCODU P O <text:s/>THIRUVANANTHAPURAM <text:s/>695125</text:p>
          </table:table-cell>
          <table:table-cell table:style-name="ce8" office:value-type="string" calcext:value-type="string">
            <text:p>894331470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KHESH <text:s/>S(MDL16EE042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ICAL ENGINEERING ( BE10103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60 KADAVANKAL HOUSE RICE REASEARCH ROAD PONNURUNNI VYTTILA PO KOCHI</text:p>
          </table:table-cell>
          <table:table-cell table:style-name="ce8" office:value-type="string" calcext:value-type="string">
            <text:p>9446227940 <text:s text:c="2"/>, 940007785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HIJITH M S(TOC16EC001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URUTHIPILLIL (H),MARADU P.O.,CHAMBAKKARA</text:p>
          </table:table-cell>
          <table:table-cell table:style-name="ce8" office:value-type="string" calcext:value-type="string">
            <text:p>949644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BEL <text:s/>XAVIER(AIK18EE002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PARAMBIL HOUSE <text:s text:c="2"/>VADUTHALA <text:s text:c="2"/>THATTAZHAM ROAD</text:p>
          </table:table-cell>
          <table:table-cell table:style-name="ce8" office:value-type="string" calcext:value-type="string">
            <text:p>8281691928 <text:s text:c="2"/>, 88914014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KSON <text:s/>SHIBU(TKI15FT045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FOOD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NMALAKUNNEL, CHENGALAM PO, ELAMGULAM</text:p>
          </table:table-cell>
          <table:table-cell table:style-name="ce8" office:value-type="string" calcext:value-type="string">
            <text:p>940096421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HAL <text:s/>NAZAR(ILE16ME012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HUKAPILLY HOUSE <text:s/>V.M.B ROAD , KOONAMTHAI , <text:s/>NEAR KIMS HOSPITAL , <text:s/>EDAPPALLY P.O</text:p>
          </table:table-cell>
          <table:table-cell table:style-name="ce8" office:value-type="string" calcext:value-type="string">
            <text:p>9746588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HAL <text:s/>NAZAR(ILE16ME012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DHUKAPILLY HOUSE <text:s/>V.M.B ROAD , KOONAMTHAI , <text:s/>NEAR KIMS HOSPITAL , <text:s/>EDAPPALLY P.O</text:p>
          </table:table-cell>
          <table:table-cell table:style-name="ce8" office:value-type="string" calcext:value-type="string">
            <text:p>97465882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ENCY <text:s/>BABU(MDL18EBE03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LAKUZHIYIL HOUSE PARATHODE IDUKKI PO</text:p>
          </table:table-cell>
          <table:table-cell table:style-name="ce8" office:value-type="string" calcext:value-type="string">
            <text:p>8157933330 <text:s text:c="2"/>, 944612982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UL <text:s/>BOSE(FIT17CE09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ICKAL HOUSE <text:s/>ADIMALY P.O <text:s/>IDUKKI <text:s/>KERALA <text:s/>685561</text:p>
          </table:table-cell>
          <table:table-cell table:style-name="ce8" office:value-type="string" calcext:value-type="string">
            <text:p>9447516305 <text:s text:c="2"/>, 94965776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UL <text:s/>BOSE(FIT17CE09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ICKAL HOUSE <text:s/>ADIMALY P.O <text:s/>IDUKKI <text:s/>KERALA <text:s/>685561</text:p>
          </table:table-cell>
          <table:table-cell table:style-name="ce8" office:value-type="string" calcext:value-type="string">
            <text:p>9447516305 <text:s text:c="2"/>, 94965776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AUL <text:s/>BOSE(FIT17CE093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ICKAL HOUSE <text:s/>ADIMALY P.O <text:s/>IDUKKI <text:s/>KERALA <text:s/>685561</text:p>
          </table:table-cell>
          <table:table-cell table:style-name="ce8" office:value-type="string" calcext:value-type="string">
            <text:p>9447516305 <text:s text:c="2"/>, 94965776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AHEEM MOHAMMED ASHRAF(FIT17CE050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ovathungal house, Madrassa lane , Aluva</text:p>
          </table:table-cell>
          <table:table-cell table:style-name="ce8" office:value-type="string" calcext:value-type="string">
            <text:p>+971 50 5368064 <text:s text:c="2"/>, 82815186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AHEEM MOHAMMED ASHRAF(FIT17CE050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oovathungal house, Madrassa lane , Aluva</text:p>
          </table:table-cell>
          <table:table-cell table:style-name="ce8" office:value-type="string" calcext:value-type="string">
            <text:p>+971 50 5368064 <text:s text:c="2"/>, 828151861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<text:s/>SOMAN(MNR17ME00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rickal (h) <text:s/>kallar vattiyar p.o. <text:s/>pin:685565 <text:s/>9447221438</text:p>
          </table:table-cell>
          <table:table-cell table:style-name="ce8" office:value-type="string" calcext:value-type="string">
            <text:p>9656347411 <text:s text:c="2"/>, 9961796381 <text:s text:c="2"/>, 944722143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<text:s/>SOMAN(MNR17ME00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rickal (h) <text:s/>kallar vattiyar p.o. <text:s/>pin:685565 <text:s/>9447221438</text:p>
          </table:table-cell>
          <table:table-cell table:style-name="ce8" office:value-type="string" calcext:value-type="string">
            <text:p>9656347411 <text:s text:c="2"/>, 9961796381 <text:s text:c="2"/>, 944722143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<text:s/>SOMAN(MNR17ME006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rickal (h) <text:s/>kallar vattiyar p.o. <text:s/>pin:685565 <text:s/>9447221438</text:p>
          </table:table-cell>
          <table:table-cell table:style-name="ce8" office:value-type="string" calcext:value-type="string">
            <text:p>9656347411 <text:s text:c="2"/>, 9961796381 <text:s text:c="2"/>, 944722143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EBIN <text:s/>BABY(TKR16CS019)</text:p>
          </table:table-cell>
          <table:table-cell table:style-name="ce8" office:value-type="string" calcext:value-type="string">
            <text:p>COLLEGE OF ENGINEERING TRIKARIP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than parambil(h),peringome(p.o),madakkampoil,payyannur(via),kannur(dist)</text:p>
          </table:table-cell>
          <table:table-cell table:style-name="ce8" office:value-type="string" calcext:value-type="string">
            <text:p>965692179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RTHIKA <text:s/>S(MLM15CS055)</text:p>
          </table:table-cell>
          <table:table-cell table:style-name="ce8" office:value-type="string" calcext:value-type="string">
            <text:p>MANGALA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LIAYAKATTU(H),KORATTY EAST P.O,CHIRANGARA,THRISSUR</text:p>
          </table:table-cell>
          <table:table-cell table:style-name="ce8" office:value-type="string" calcext:value-type="string">
            <text:p>9526565727 <text:s text:c="2"/>, 99467836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ARTHIKA <text:s/>S(MLM15CS055)</text:p>
          </table:table-cell>
          <table:table-cell table:style-name="ce8" office:value-type="string" calcext:value-type="string">
            <text:p>MANGALA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LIAYAKATTU(H),KORATTY EAST P.O,CHIRANGARA,THRISSUR</text:p>
          </table:table-cell>
          <table:table-cell table:style-name="ce8" office:value-type="string" calcext:value-type="string">
            <text:p>9526565727 <text:s text:c="2"/>, 99467836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INU <text:s/>JUDE(MNR17CS015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TTASSERY HOUSE <text:s/>THEKKANMALIPPURAM <text:s text:c="2"/>AZHEEKKAL ERNAKULAM 682508</text:p>
          </table:table-cell>
          <table:table-cell table:style-name="ce8" office:value-type="string" calcext:value-type="string">
            <text:p>8547556706 <text:s text:c="2"/>, 808605670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ISHI A R(TOC15EE032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RRISSERIL HOUSE , KADUTHURUTHY P O KOTTAYAM</text:p>
          </table:table-cell>
          <table:table-cell table:style-name="ce8" office:value-type="string" calcext:value-type="string">
            <text:p>9847466434 <text:s text:c="2"/>, 903712034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OHAMMED <text:s/>SALIH(MDL18EBE04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LAMANA HOUSE PUTHUVASSERY NEDUMBASSERY P.O PIN: 683585</text:p>
          </table:table-cell>
          <table:table-cell table:style-name="ce8" office:value-type="string" calcext:value-type="string">
            <text:p>9995961114 <text:s text:c="2"/>, 956789214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IVED <text:s/>VEMMARAKKOTTIL(ASI15ME086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MMARAKKOTTIL NAVANEETHAM,PUNCHAPDAM,PALAKKAD,KERALA</text:p>
          </table:table-cell>
          <table:table-cell table:style-name="ce8" office:value-type="string" calcext:value-type="string">
            <text:p>99611543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UN KUMAR A(KNR18EC030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THIPARAMBIL HOUSE,CHELLANAM ,ERNAKULAM,PINCODE-682008</text:p>
          </table:table-cell>
          <table:table-cell table:style-name="ce8" office:value-type="string" calcext:value-type="string">
            <text:p>9895234283 <text:s text:c="2"/>, 90745474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 VIPIN <text:s/>KUMAR(MDL18EE05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ICAL ENGINEERING ( BE10103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17/899, <text:s/>KOUSTUBHAM, HARITHA NAGAR, KALLEPULLY, PALAKKAD. <text:s/>678005</text:p>
          </table:table-cell>
          <table:table-cell table:style-name="ce8" office:value-type="string" calcext:value-type="string">
            <text:p>7560872538 <text:s text:c="2"/>, 944602948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OLBIN <text:s/>JOJO(NSS16IC018)</text:p>
          </table:table-cell>
          <table:table-cell table:style-name="ce8" office:value-type="string" calcext:value-type="string">
            <text:p>NS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STRUMENTATION AND CONTRO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ALAVANATTU HOUSE <text:s/>THOMMANKUTHU PO <text:s/>THODUPUZHA <text:s/>IDUKKI <text:s/>KERALA</text:p>
          </table:table-cell>
          <table:table-cell table:style-name="ce8" office:value-type="string" calcext:value-type="string">
            <text:p>9847751893 <text:s text:c="2"/>, 815799291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OWMYA <text:s/>M.(MDL15CS10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47, SILENT VALLEY ESTATE,1ST DIVISION, MUNNAR (PO), PIN NO 685612</text:p>
          </table:table-cell>
          <table:table-cell table:style-name="ce8" office:value-type="string" calcext:value-type="string">
            <text:p>8281064571 <text:s text:c="2"/>, 85472083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OWMYA <text:s/>M.(MDL15CS10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47, SILENT VALLEY ESTATE,1ST DIVISION, MUNNAR (PO), PIN NO 685612</text:p>
          </table:table-cell>
          <table:table-cell table:style-name="ce8" office:value-type="string" calcext:value-type="string">
            <text:p>8281064571 <text:s text:c="2"/>, 85472083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OWMYA <text:s/>M.(MDL15CS103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HOUSE NO 47, SILENT VALLEY ESTATE,1ST DIVISION, MUNNAR (PO), PIN NO 685612</text:p>
          </table:table-cell>
          <table:table-cell table:style-name="ce8" office:value-type="string" calcext:value-type="string">
            <text:p>8281064571 <text:s text:c="2"/>, 85472083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ASH ANTONY JOSEPH(MUT18ME007)</text:p>
          </table:table-cell>
          <table:table-cell table:style-name="ce8" office:value-type="string" calcext:value-type="string">
            <text:p>MUTHOOT INSTITUTE OF TECHNOLOGY &amp;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ttakottil house <text:s text:c="2"/>thalayazham <text:s text:c="2"/>vechoor .p.o <text:s/>viakom</text:p>
          </table:table-cell>
          <table:table-cell table:style-name="ce8" office:value-type="string" calcext:value-type="string">
            <text:p>9633304190 <text:s text:c="2"/>, 99953242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NAL P BABY(MDL18EBE016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VELIL HOUSE,PUTHUR P.O,THONIPPARA,THRISSUR,KERALA,680014</text:p>
          </table:table-cell>
          <table:table-cell table:style-name="ce8" office:value-type="string" calcext:value-type="string">
            <text:p>8547266212 <text:s text:c="2"/>, 964577124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<text:s/>RAJ(TKI16CS021)</text:p>
          </table:table-cell>
          <table:table-cell table:style-name="ce8" office:value-type="string" calcext:value-type="string">
            <text:p>TKM INSTITUTE OF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YODHYA, P.O., VADAKKUMBAD THALASSERY, KANNUR - PIN-678105</text:p>
          </table:table-cell>
          <table:table-cell table:style-name="ce8" office:value-type="string" calcext:value-type="string">
            <text:p>82817 89815 <text:s text:c="2"/>, 910284905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VINEETH E V(MDL16CS121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RIVENI, CUSTOMS COLONY, THAMARASSERI ROAD, POONITHURA P.O., COCHIN - 682 038.</text:p>
          </table:table-cell>
          <table:table-cell table:style-name="ce8" office:value-type="string" calcext:value-type="string">
            <text:p>9946241662 <text:s text:c="2"/>, 974519541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INTRODUCTION TO SUSTAINABLE ENGINEERING ( BE103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LIH M.K. (KME18CE063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ULAKKAMPILLY HOUSE, <text:s/>CHITTETHUKARA, <text:s/>KAKKANAD. <text:s/>CSEZ.P.O. ERNAKULAM. <text:s/>682037</text:p>
          </table:table-cell>
          <table:table-cell table:style-name="ce8" office:value-type="string" calcext:value-type="string">
            <text:p>944674329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EN <text:s/>GEORGE(RET17ME029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erumpallikuttiyil <text:s/>thekkekara po <text:s/>mavelikara</text:p>
          </table:table-cell>
          <table:table-cell table:style-name="ce8" office:value-type="string" calcext:value-type="string">
            <text:p>9447506261 <text:s text:c="2"/>, 94007186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FIL MON MARTIN(TOC16EC018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CKALAKAPARAMBIL (H), <text:s/>PALARIVATTOM P O, <text:s/>COCHIN-682025</text:p>
          </table:table-cell>
          <table:table-cell table:style-name="ce8" office:value-type="string" calcext:value-type="string">
            <text:p>9961467391 <text:s text:c="2"/>, 906139425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<text:s/>P(RCE16AE009)</text:p>
          </table:table-cell>
          <table:table-cell table:style-name="ce8" office:value-type="string" calcext:value-type="string">
            <text:p>ROYAL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unchappadath (h) <text:s/>pallikurup (po) <text:s/>mannarkad <text:s text:c="2"/>678582</text:p>
          </table:table-cell>
          <table:table-cell table:style-name="ce8" office:value-type="string" calcext:value-type="string">
            <text:p>9048574631 <text:s text:c="2"/>, 904881513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 A SHEKHA MOL(MDL18EBE04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UVATHIL HOUSE,ELOOKKARA,MUPPATHADAM P.O,ALUVA</text:p>
          </table:table-cell>
          <table:table-cell table:style-name="ce8" office:value-type="string" calcext:value-type="string">
            <text:p>98465971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P A SHEKHA MOL(MDL18EBE048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UVATHIL HOUSE,ELOOKKARA,MUPPATHADAM P.O,ALUVA</text:p>
          </table:table-cell>
          <table:table-cell table:style-name="ce8" office:value-type="string" calcext:value-type="string">
            <text:p>98465971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<text:s/>DINESH(MNR17ME009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VANEETHAM , MC ROAD,ETTUMANOOR.PO,ETTUMANOOR,686631</text:p>
          </table:table-cell>
          <table:table-cell table:style-name="ce8" office:value-type="string" calcext:value-type="string">
            <text:p>9349867403 <text:s text:c="2"/>, 9846347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OKUL <text:s/>DINESH(MNR17ME009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VANEETHAM , MC ROAD,ETTUMANOOR.PO,ETTUMANOOR,686631</text:p>
          </table:table-cell>
          <table:table-cell table:style-name="ce8" office:value-type="string" calcext:value-type="string">
            <text:p>9349867403 <text:s text:c="2"/>, 98463478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WIN V PAUL(VJC18CS034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MBRA HOUSE <text:s/>VATTAKKATTUPADY P O <text:s/>PERUMBAVOOR</text:p>
          </table:table-cell>
          <table:table-cell table:style-name="ce8" office:value-type="string" calcext:value-type="string">
            <text:p>9388627823 <text:s text:c="2"/>, 938812399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WIN V PAUL(VJC18CS034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MBRA HOUSE <text:s/>VATTAKKATTUPADY P O <text:s/>PERUMBAVOOR</text:p>
          </table:table-cell>
          <table:table-cell table:style-name="ce8" office:value-type="string" calcext:value-type="string">
            <text:p>9388627823 <text:s text:c="2"/>, 938812399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MENON P P <text:s/>(IES16ME003)</text:p>
          </table:table-cell>
          <table:table-cell table:style-name="ce8" office:value-type="string" calcext:value-type="string">
            <text:p>IE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LAKSHMI GOVINDAM, PARAKKAL PUTHIYAVEEDU, <text:s/>MANKAVU, <text:s/>CALICUT <text:s/>673007</text:p>
          </table:table-cell>
          <table:table-cell table:style-name="ce8" office:value-type="string" calcext:value-type="string">
            <text:p>9447180349 <text:s text:c="2"/>, 94471727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DITYA MENON P P <text:s/>(IES16ME003)</text:p>
          </table:table-cell>
          <table:table-cell table:style-name="ce8" office:value-type="string" calcext:value-type="string">
            <text:p>IE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LAKSHMI GOVINDAM, PARAKKAL PUTHIYAVEEDU, <text:s/>MANKAVU, <text:s/>CALICUT <text:s/>673007</text:p>
          </table:table-cell>
          <table:table-cell table:style-name="ce8" office:value-type="string" calcext:value-type="string">
            <text:p>9447180349 <text:s text:c="2"/>, 944717270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 S Aslam Sha <text:s/>Ashkar(ILE15CS025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yyathum Parambil, Eloor North,Udyogamandal POErnakulam-683501</text:p>
          </table:table-cell>
          <table:table-cell table:style-name="ce8" office:value-type="string" calcext:value-type="string">
            <text:p>9895949477 <text:s text:c="2"/>, 90610461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T S Aslam Sha <text:s/>Ashkar(ILE15CS025)</text:p>
          </table:table-cell>
          <table:table-cell table:style-name="ce8" office:value-type="string" calcext:value-type="string">
            <text:p>ILM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eyyathum Parambil, Eloor North,Udyogamandal POErnakulam-683501</text:p>
          </table:table-cell>
          <table:table-cell table:style-name="ce8" office:value-type="string" calcext:value-type="string">
            <text:p>9895949477 <text:s text:c="2"/>, 90610461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ERA <text:s/>JOY(KIT16CS014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RAKKATHIL HOUSE <text:s/>MADHAVANPADI, VADAVATHOOR, P.O. KOTTAYAM</text:p>
          </table:table-cell>
          <table:table-cell table:style-name="ce8" office:value-type="string" calcext:value-type="string">
            <text:p>9495645128 <text:s text:c="2"/>, 949777011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ISTER REEVE <text:s/>XAVIER F(NCE15AU005)</text:p>
          </table:table-cell>
          <table:table-cell table:style-name="ce8" office:value-type="string" calcext:value-type="string">
            <text:p>NEHRU COLLEGE OF ENGINEERING AND RESEARCH CENTR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APARAMBIL HOUSE, NAZARETH, MATTANCHERY, COCHIN - 2</text:p>
          </table:table-cell>
          <table:table-cell table:style-name="ce8" office:value-type="string" calcext:value-type="string">
            <text:p>940054519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ilna <text:s/>P H(TCE18CE002)</text:p>
          </table:table-cell>
          <table:table-cell table:style-name="ce8" office:value-type="string" calcext:value-type="string">
            <text:p>TOM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iyath House, Ochanthuruthu P.O, Valapu, Ernakulam <text:s/>- 682 508</text:p>
          </table:table-cell>
          <table:table-cell table:style-name="ce8" office:value-type="string" calcext:value-type="string">
            <text:p>80894834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RY SANJANA T.X(PTA17CS025)</text:p>
          </table:table-cell>
          <table:table-cell table:style-name="ce8" office:value-type="string" calcext:value-type="string">
            <text:p>COLLEGE OF ENGINEERING <text:s/>KALLOOPPAR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OTTAKATH(H),CHERANALLOORE,P.O,KOCHI-34</text:p>
          </table:table-cell>
          <table:table-cell table:style-name="ce8" office:value-type="string" calcext:value-type="string">
            <text:p>9846198110 <text:s text:c="2"/>, 984607270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IBIN <text:s/>BABU(BMC16AE005)</text:p>
          </table:table-cell>
          <table:table-cell table:style-name="ce8" office:value-type="string" calcext:value-type="string">
            <text:p>BASELIOS MATHEWS I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ARUVILAYIL HOUSE <text:s text:c="2"/>KOODAL P O <text:s/>PATHANAMTHITTA <text:s/>689693</text:p>
          </table:table-cell>
          <table:table-cell table:style-name="ce8" office:value-type="string" calcext:value-type="string">
            <text:p>9562321370 <text:s text:c="2"/>, 999579132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JALI <text:s/>SURESH(PJR17EC003)</text:p>
          </table:table-cell>
          <table:table-cell table:style-name="ce8" office:value-type="string" calcext:value-type="string">
            <text:p>COLLEGE OF ENGINEERING,POONJ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THARAYIL HOUSE <text:s text:c="2"/>EROOR SOUTH PO <text:s/>TRIPUNITHURA ERNAKULAM <text:s/>KERALA 682306</text:p>
          </table:table-cell>
          <table:table-cell table:style-name="ce8" office:value-type="string" calcext:value-type="string">
            <text:p>9526404651 <text:s text:c="2"/>, 974726137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N NAIR(MNR17ME002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LETHODIYIL HOUSE MANKULAM P O <text:s/>IDUKKI DIST KERALA <text:s/>PIN 685565</text:p>
          </table:table-cell>
          <table:table-cell table:style-name="ce8" office:value-type="string" calcext:value-type="string">
            <text:p>94469848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KHIL N NAIR(MNR17ME002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LETHODIYIL HOUSE MANKULAM P O <text:s/>IDUKKI DIST KERALA <text:s/>PIN 685565</text:p>
          </table:table-cell>
          <table:table-cell table:style-name="ce8" office:value-type="string" calcext:value-type="string">
            <text:p>944698485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RANCIS ROHAN JOHN(VJC15EC045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ERAKKAL , SRA 83/C, NEAR VANCHINAD APTS, MASJID ROAD , VAZHAKKALA , THRIKKAKKARA - 682021</text:p>
          </table:table-cell>
          <table:table-cell table:style-name="ce8" office:value-type="string" calcext:value-type="string">
            <text:p>9946166878 <text:s text:c="2"/>, 98461686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FRANCIS ROHAN JOHN(VJC15EC045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EERAKKAL , SRA 83/C, NEAR VANCHINAD APTS, MASJID ROAD , VAZHAKKALA , THRIKKAKKARA - 682021</text:p>
          </table:table-cell>
          <table:table-cell table:style-name="ce8" office:value-type="string" calcext:value-type="string">
            <text:p>9946166878 <text:s text:c="2"/>, 984616863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GHANA <text:s/>NANDAN(ASI18CS081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49/719 A, <text:s/>KARIPPURATHU MUNDAKKAL ROAD ELAMAKKARA P O, <text:s/>ERANAKULAM</text:p>
          </table:table-cell>
          <table:table-cell table:style-name="ce8" office:value-type="string" calcext:value-type="string">
            <text:p>9446805933 <text:s text:c="2"/>, 94462171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GHANA <text:s/>NANDAN(ASI18CS081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49/719 A, <text:s/>KARIPPURATHU MUNDAKKAL ROAD ELAMAKKARA P O, <text:s/>ERANAKULAM</text:p>
          </table:table-cell>
          <table:table-cell table:style-name="ce8" office:value-type="string" calcext:value-type="string">
            <text:p>9446805933 <text:s text:c="2"/>, 94462171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EGHANA <text:s/>NANDAN(ASI18CS081)</text:p>
          </table:table-cell>
          <table:table-cell table:style-name="ce8" office:value-type="string" calcext:value-type="string">
            <text:p>ADI SHANKARA INSTITUTE OF ENG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49/719 A, <text:s/>KARIPPURATHU MUNDAKKAL ROAD ELAMAKKARA P O, <text:s/>ERANAKULAM</text:p>
          </table:table-cell>
          <table:table-cell table:style-name="ce8" office:value-type="string" calcext:value-type="string">
            <text:p>9446805933 <text:s text:c="2"/>, 94462171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S MUHAMMED LILAQUATH(VJC16IT03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FORMATION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 Kudiyil House, <text:s/>Pipeline Junction, <text:s/>Near Cochin Public School, <text:s/>Thrikkakara</text:p>
          </table:table-cell>
          <table:table-cell table:style-name="ce8" office:value-type="string" calcext:value-type="string">
            <text:p>94470012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 S MUHAMMED LILAQUATH(VJC16IT03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INFORMATION TECHNOLOGY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 Kudiyil House, <text:s/>Pipeline Junction, <text:s/>Near Cochin Public School, <text:s/>Thrikkakara</text:p>
          </table:table-cell>
          <table:table-cell table:style-name="ce8" office:value-type="string" calcext:value-type="string">
            <text:p>944700126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LLOYD P MATHEW(VJC18CS07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KADAVIL HOUSE <text:s/>UC COLLEGE PO <text:s/>ALUVA</text:p>
          </table:table-cell>
          <table:table-cell table:style-name="ce8" office:value-type="string" calcext:value-type="string">
            <text:p>9633304414 <text:s text:c="2"/>, 81297667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LLOYD P MATHEW(VJC18CS07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KADAVIL HOUSE <text:s/>UC COLLEGE PO <text:s/>ALUVA</text:p>
          </table:table-cell>
          <table:table-cell table:style-name="ce8" office:value-type="string" calcext:value-type="string">
            <text:p>9633304414 <text:s text:c="2"/>, 81297667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LLOYD P MATHEW(VJC18CS076)</text:p>
          </table:table-cell>
          <table:table-cell table:style-name="ce8" office:value-type="string" calcext:value-type="string">
            <text:p>VISWAJYOTHI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BASICS OF COMPUTER PROGRAMMING ( CS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RAKADAVIL HOUSE <text:s/>UC COLLEGE PO <text:s/>ALUVA</text:p>
          </table:table-cell>
          <table:table-cell table:style-name="ce8" office:value-type="string" calcext:value-type="string">
            <text:p>9633304414 <text:s text:c="2"/>, 812976677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RUTHY <text:s/>S(KIT16CS023)</text:p>
          </table:table-cell>
          <table:table-cell table:style-name="ce8" office:value-type="string" calcext:value-type="string">
            <text:p>KOTTAYAM INSTITUTE OF TECHNOLOGY AND SCIENC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LUPURACKAL <text:s text:c="2"/>THALAVADY P.O. ALAPPUZHA</text:p>
          </table:table-cell>
          <table:table-cell table:style-name="ce8" office:value-type="string" calcext:value-type="string">
            <text:p>9961614282 <text:s text:c="2"/>, 702514954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OLD <text:s/>EDISON(RET16CS104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KKALATHUR HOUSE <text:s/>BLOOMING DALES <text:s/>NEW PIPE LINE ROAD <text:s/>ALUVA <text:s text:c="2"/>683 101</text:p>
          </table:table-cell>
          <table:table-cell table:style-name="ce8" office:value-type="string" calcext:value-type="string">
            <text:p>9995557800 <text:s text:c="2"/>, 949645160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OLD <text:s/>EDISON(RET16CS104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KKALATHUR HOUSE <text:s/>BLOOMING DALES <text:s/>NEW PIPE LINE ROAD <text:s/>ALUVA <text:s text:c="2"/>683 101</text:p>
          </table:table-cell>
          <table:table-cell table:style-name="ce8" office:value-type="string" calcext:value-type="string">
            <text:p>9995557800 <text:s text:c="2"/>, 949645160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ROLD <text:s/>EDISON(RET16CS104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EDAKKALATHUR HOUSE <text:s/>BLOOMING DALES <text:s/>NEW PIPE LINE ROAD <text:s/>ALUVA <text:s text:c="2"/>683 101</text:p>
          </table:table-cell>
          <table:table-cell table:style-name="ce8" office:value-type="string" calcext:value-type="string">
            <text:p>9995557800 <text:s text:c="2"/>, 949645160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JMAL <text:s/>LATHEEF(ADR18CS003)</text:p>
          </table:table-cell>
          <table:table-cell table:style-name="ce8" office:value-type="string" calcext:value-type="string">
            <text:p>COLLEGE OF ENGINEERING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ECKANPARAVILA, KANNAMKODE ADOOR P O, <text:s/>ADOOR, PATHANAMTHITTA</text:p>
          </table:table-cell>
          <table:table-cell table:style-name="ce8" office:value-type="string" calcext:value-type="string">
            <text:p>94971537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JMAL <text:s/>LATHEEF(ADR18CS003)</text:p>
          </table:table-cell>
          <table:table-cell table:style-name="ce8" office:value-type="string" calcext:value-type="string">
            <text:p>COLLEGE OF ENGINEERING ADOO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BASICS OF COMPUTER PROGRAMMING ( CS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ECKANPARAVILA, KANNAMKODE ADOOR P O, <text:s/>ADOOR, PATHANAMTHITTA</text:p>
          </table:table-cell>
          <table:table-cell table:style-name="ce8" office:value-type="string" calcext:value-type="string">
            <text:p>949715375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RAHUL K. A(JEC18MC031)</text:p>
          </table:table-cell>
          <table:table-cell table:style-name="ce8" office:value-type="string" calcext:value-type="string">
            <text:p>JYOTHI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LLAMPARAMBIL HOUSE,MAJUMMEL ,ERNAKULAM,ELOOR,ERNAKULAM,ERNAKULAM,KERALA</text:p>
          </table:table-cell>
          <table:table-cell table:style-name="ce8" office:value-type="string" calcext:value-type="string">
            <text:p>94475225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BEEB KIZHAKKE PEEDIKAYIL(SCM16EE030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AKKE PEEDIKAYIL HOUSE <text:s/>CHERUTHURUTHY PO</text:p>
          </table:table-cell>
          <table:table-cell table:style-name="ce8" office:value-type="string" calcext:value-type="string">
            <text:p>98468859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HABEEB KIZHAKKE PEEDIKAYIL(SCM16EE030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IZHAKKE PEEDIKAYIL HOUSE <text:s/>CHERUTHURUTHY PO</text:p>
          </table:table-cell>
          <table:table-cell table:style-name="ce8" office:value-type="string" calcext:value-type="string">
            <text:p>984688592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VIN JOSEPH SEBASTIAN(AJC15ME088)</text:p>
          </table:table-cell>
          <table:table-cell table:style-name="ce8" office:value-type="string" calcext:value-type="string">
            <text:p>AMAL JYOTHI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ILLICKAL HOUSE <text:s text:c="2"/>ANAKULAM P.O. <text:s/>CHANNAPETTA VIA <text:s/>ANCHAL KOLLAM DIST.</text:p>
          </table:table-cell>
          <table:table-cell table:style-name="ce8" office:value-type="string" calcext:value-type="string">
            <text:p>9447046978 <text:s text:c="2"/>, 828196467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KUMAR <text:s/>S(MGP15CS116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HADRA DEEPAM WEST FORT MAVELIKARA P.O ALAPPUZHA 690101</text:p>
          </table:table-cell>
          <table:table-cell table:style-name="ce8" office:value-type="string" calcext:value-type="string">
            <text:p>9744293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KUMAR <text:s/>S(MGP15CS116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HADRA DEEPAM WEST FORT MAVELIKARA P.O ALAPPUZHA 690101</text:p>
          </table:table-cell>
          <table:table-cell table:style-name="ce8" office:value-type="string" calcext:value-type="string">
            <text:p>9744293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KUMAR <text:s/>S(MGP15CS116)</text:p>
          </table:table-cell>
          <table:table-cell table:style-name="ce8" office:value-type="string" calcext:value-type="string">
            <text:p>SAINTGITS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COMPUTING AND PROBLEM SOLVING ( BE10105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BHADRA DEEPAM WEST FORT MAVELIKARA P.O ALAPPUZHA 690101</text:p>
          </table:table-cell>
          <table:table-cell table:style-name="ce8" office:value-type="string" calcext:value-type="string">
            <text:p>9744293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NAMOL <text:s/>C.A(RET18AE021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PPLIED 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BDUL RAHIMAN.C.M CHATHANANJIMOOLA (H) KUZHIVELIPADY ALUVA ALUVA ERNAKULAM KERALA INDIA 683561</text:p>
          </table:table-cell>
          <table:table-cell table:style-name="ce8" office:value-type="string" calcext:value-type="string">
            <text:p>95444426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LAVIKA <text:s/>CP(MDL17EBE039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OLEZHATH HOUSE KARUVELIPADY</text:p>
          </table:table-cell>
          <table:table-cell table:style-name="ce8" office:value-type="string" calcext:value-type="string">
            <text:p>93888757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MALAVIKA <text:s/>CP(MDL17EBE039)</text:p>
          </table:table-cell>
          <table:table-cell table:number-columns-repeated="2"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AND BIOMED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OOLEZHATH HOUSE KARUVELIPADY</text:p>
          </table:table-cell>
          <table:table-cell table:style-name="ce8" office:value-type="string" calcext:value-type="string">
            <text:p>938887573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S(TKM16EC025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OURI NANDANAM, <text:s/>DECENT JN, <text:s text:c="2"/>PO KOLLAM</text:p>
          </table:table-cell>
          <table:table-cell table:style-name="ce8" office:value-type="string" calcext:value-type="string">
            <text:p>9961363048 <text:s text:c="2"/>, 99614730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ANDHU <text:s/>S(TKM16EC025)</text:p>
          </table:table-cell>
          <table:table-cell table:style-name="ce8" office:value-type="string" calcext:value-type="string">
            <text:p>TKM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OURI NANDANAM, <text:s/>DECENT JN, <text:s text:c="2"/>PO KOLLAM</text:p>
          </table:table-cell>
          <table:table-cell table:style-name="ce8" office:value-type="string" calcext:value-type="string">
            <text:p>9961363048 <text:s text:c="2"/>, 99614730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BIN <text:s/>S L(MBT16CS05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ncode vadakkinkara veedu panachamoodu PO 695505 <text:s/>TVM,</text:p>
          </table:table-cell>
          <table:table-cell table:style-name="ce8" office:value-type="string" calcext:value-type="string">
            <text:p>904820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BIN <text:s/>S L(MBT16CS05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ncode vadakkinkara veedu panachamoodu PO 695505 <text:s/>TVM,</text:p>
          </table:table-cell>
          <table:table-cell table:style-name="ce8" office:value-type="string" calcext:value-type="string">
            <text:p>904820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JOBIN <text:s/>S L(MBT16CS059)</text:p>
          </table:table-cell>
          <table:table-cell table:style-name="ce8" office:value-type="string" calcext:value-type="string">
            <text:p>MAR BASELIOS COLLEGE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Vencode vadakkinkara veedu panachamoodu PO 695505 <text:s/>TVM,</text:p>
          </table:table-cell>
          <table:table-cell table:style-name="ce8" office:value-type="string" calcext:value-type="string">
            <text:p>9048209926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RAVIND A M(CHN16AE008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INSTRUMENTATION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AMBADY HOUSE <text:s/>PERUMANOOR P O <text:s/>COCHIN-15 <text:s/>PIN-682015 <text:s/>ERNAKULAM DISTRICT</text:p>
          </table:table-cell>
          <table:table-cell table:style-name="ce8" office:value-type="string" calcext:value-type="string">
            <text:p>9895233974 <text:s text:c="2"/>, 830182924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 T PRASAD(SGI17CE016)</text:p>
          </table:table-cell>
          <table:table-cell table:style-name="ce8" office:value-type="string" calcext:value-type="string">
            <text:p>SNGIST GROUP OF INSTITUTION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BASICS OF ELECTRICAL ENGINEERING ( E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TTAYIL(H) <text:s/>PANANGAD P.O <text:s/>ERNAKULAM <text:s/>PIN NO 682506</text:p>
          </table:table-cell>
          <table:table-cell table:style-name="ce8" office:value-type="string" calcext:value-type="string">
            <text:p>9946200963 <text:s text:c="2"/>, 994601538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PRASAD <text:s/>S(CEC16EE029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rishna Kripa <text:s text:c="2"/>Manathupadam <text:s text:c="2"/>Changampuzha Nagar P.O <text:s/>Kalamassery <text:s/>Ernakulam</text:p>
          </table:table-cell>
          <table:table-cell table:style-name="ce8" office:value-type="string" calcext:value-type="string">
            <text:p>9846721509 <text:s text:c="2"/>, 98474360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PRASAD <text:s/>S(CEC16EE029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rishna Kripa <text:s text:c="2"/>Manathupadam <text:s text:c="2"/>Changampuzha Nagar P.O <text:s/>Kalamassery <text:s/>Ernakulam</text:p>
          </table:table-cell>
          <table:table-cell table:style-name="ce8" office:value-type="string" calcext:value-type="string">
            <text:p>9846721509 <text:s text:c="2"/>, 98474360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KRISHNAPRASAD <text:s/>S(CEC16EE029)</text:p>
          </table:table-cell>
          <table:table-cell table:style-name="ce8" office:value-type="string" calcext:value-type="string">
            <text:p>COLLEGE OF ENGINEERING CHERTHALA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rishna Kripa <text:s text:c="2"/>Manathupadam <text:s text:c="2"/>Changampuzha Nagar P.O <text:s/>Kalamassery <text:s/>Ernakulam</text:p>
          </table:table-cell>
          <table:table-cell table:style-name="ce8" office:value-type="string" calcext:value-type="string">
            <text:p>9846721509 <text:s text:c="2"/>, 9847436024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<text:s/>P S(NCE16EC020)</text:p>
          </table:table-cell>
          <table:table-cell table:style-name="ce8" office:value-type="string" calcext:value-type="string">
            <text:p>NEHRU COLLEGE OF ENGINEERING AND RESEARCH CENTR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AZHY HOUSE <text:s/>PANDARAKKAD <text:s/>BANK ROAD <text:s/>ALATHUR POST <text:s/>PALAKKAD-678541</text:p>
          </table:table-cell>
          <table:table-cell table:style-name="ce8" office:value-type="string" calcext:value-type="string">
            <text:p>9847923196 <text:s text:c="2"/>, 808968877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UL <text:s/>P S(NCE16EC020)</text:p>
          </table:table-cell>
          <table:table-cell table:style-name="ce8" office:value-type="string" calcext:value-type="string">
            <text:p>NEHRU COLLEGE OF ENGINEERING AND RESEARCH CENTR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LAZHY HOUSE <text:s/>PANDARAKKAD <text:s/>BANK ROAD <text:s/>ALATHUR POST <text:s/>PALAKKAD-678541</text:p>
          </table:table-cell>
          <table:table-cell table:style-name="ce8" office:value-type="string" calcext:value-type="string">
            <text:p>9847923196 <text:s text:c="2"/>, 8089688779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ARATH <text:s/>ALEX(MNR17ME029)</text:p>
          </table:table-cell>
          <table:table-cell table:style-name="ce8" office:value-type="string" calcext:value-type="string">
            <text:p>COLLEGE OF ENGINEERING MUNNA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NADUVILKUNNATH HOUSE VALLARPADAM P.O</text:p>
          </table:table-cell>
          <table:table-cell table:style-name="ce8" office:value-type="string" calcext:value-type="string">
            <text:p>9388863240 <text:s text:c="2"/>, 96456919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V KRISHNA DANAM(CHN18EE03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ikkal House, Vishnupuram, <text:s/>Cheranelloor, Kochi ? 682 034, Kerala</text:p>
          </table:table-cell>
          <table:table-cell table:style-name="ce8" office:value-type="string" calcext:value-type="string">
            <text:p>9495603395 <text:s text:c="2"/>, 952637306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V KRISHNA DANAM(CHN18EE03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ikkal House, Vishnupuram, <text:s/>Cheranelloor, Kochi ? 682 034, Kerala</text:p>
          </table:table-cell>
          <table:table-cell table:style-name="ce8" office:value-type="string" calcext:value-type="string">
            <text:p>9495603395 <text:s text:c="2"/>, 952637306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DEV KRISHNA DANAM(CHN18EE031)</text:p>
          </table:table-cell>
          <table:table-cell table:style-name="ce8" office:value-type="string" calcext:value-type="string">
            <text:p>COLLEGE OF ENGINEERING CHENG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ICAL ENGINEERING ( BE10103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rikkal House, Vishnupuram, <text:s/>Cheranelloor, Kochi ? 682 034, Kerala</text:p>
          </table:table-cell>
          <table:table-cell table:style-name="ce8" office:value-type="string" calcext:value-type="string">
            <text:p>9495603395 <text:s text:c="2"/>, 9526373065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ALAKRISHNAN <text:s/>P(SCM16AU01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YICKAL BHAVANAM <text:s/>VADACODE PO KANGARAPPADY <text:s text:c="2"/>KALAMASSERY,682021</text:p>
          </table:table-cell>
          <table:table-cell table:style-name="ce8" office:value-type="string" calcext:value-type="string">
            <text:p>9446490943 <text:s text:c="2"/>, 944639094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BALAKRISHNAN <text:s/>P(SCM16AU012)</text:p>
          </table:table-cell>
          <table:table-cell table:style-name="ce8" office:value-type="string" calcext:value-type="string">
            <text:p>SCMS SCHOOL OF ENGINEERING AND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AUTOMOBILE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OYICKAL BHAVANAM <text:s/>VADACODE PO KANGARAPPADY <text:s text:c="2"/>KALAMASSERY,682021</text:p>
          </table:table-cell>
          <table:table-cell table:style-name="ce8" office:value-type="string" calcext:value-type="string">
            <text:p>9446490943 <text:s text:c="2"/>, 9446390943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LLEN THOMAS PALLATH(SHR15CS012)</text:p>
          </table:table-cell>
          <table:table-cell table:style-name="ce8" office:value-type="string" calcext:value-type="string">
            <text:p>SAHRDAYA COLLEGE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GREEN WOODS MANOR , PALLATH HOUSE, P.B.K MYNA ROAD , VAZHAKKALA , KOCHI - 682021</text:p>
          </table:table-cell>
          <table:table-cell table:style-name="ce8" office:value-type="string" calcext:value-type="string">
            <text:p>9847923573 <text:s text:c="2"/>, 906190460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WATHY S KUMAR(RET16EC048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<text:s text:c="2"/>EVER GREEN VILLAS, <text:s/>IRUMPANAM P.O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WATHY S KUMAR(RET16EC048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<text:s text:c="2"/>EVER GREEN VILLAS, <text:s/>IRUMPANAM P.O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WATHY S KUMAR(RET16EC048)</text:p>
          </table:table-cell>
          <table:table-cell table:style-name="ce8" office:value-type="string" calcext:value-type="string">
            <text:p>RAJAGIRI SCHOOL OF ENGINEERING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<text:s text:c="2"/>EVER GREEN VILLAS, <text:s/>IRUMPANAM P.O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UGUSTINE <text:s/>HENSON FERNANDEZ(KNR17ME026)</text:p>
          </table:table-cell>
          <table:table-cell table:style-name="ce8" office:value-type="string" calcext:value-type="string">
            <text:p>GOVERNMENT COLLEGE OF ENGINEERING KANNUR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MALIYAKKAL HOUSE <text:s/>MOOLAMPILLY P O <text:s/>ERNAKULAM <text:s/>PIN 682027</text:p>
          </table:table-cell>
          <table:table-cell table:style-name="ce8" office:value-type="string" calcext:value-type="string">
            <text:p>974572078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GREGORY J JOHN(FIT16EC061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ELECTRONICS ENGINEERING ( BE10104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Flat No F1, <text:s text:c="2"/>St James Road, <text:s text:c="2"/>Vyttila, Kochi-682019</text:p>
          </table:table-cell>
          <table:table-cell table:style-name="ce8" office:value-type="string" calcext:value-type="string">
            <text:p>9447114920 <text:s text:c="2"/>, 9446064920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THIRA S KUMAR(KME18CE021)</text:p>
          </table:table-cell>
          <table:table-cell table:style-name="ce8" office:value-type="string" calcext:value-type="string">
            <text:p>KMEA ENGINEERING COLLEGE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BASICS OF ELECTRONICS ENGINEERING ( EC100 ) </text:p>
          </table:table-cell>
          <table:table-cell table:style-name="ce8" table:number-columns-repeated="3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 Ever Green Villas, Irumpanam P.O, Ernakulam, Kerala 682309</text:p>
          </table:table-cell>
          <table:table-cell table:style-name="ce8" office:value-type="string" calcext:value-type="string">
            <text:p>94955589777 <text:s text:c="2"/>, 9495558977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N MARY TOM C <text:s/>(IDK18EE005)</text:p>
          </table:table-cell>
          <table:table-cell table:style-name="ce8" office:value-type="string" calcext:value-type="string">
            <text:p>GOVERNMENT ENGINEERING COLLEGE IDUKKI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ICAL AND ELECTRONICS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CHEERANGAL HOUSE,KOTTAPPURAM,ALANGAD,ERNAKULAM</text:p>
          </table:table-cell>
          <table:table-cell table:style-name="ce8" office:value-type="string" calcext:value-type="string">
            <text:p>9446568231 <text:s text:c="2"/>, 944606823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NJITHA S KUMAR(FIT16EC019)</text:p>
          </table:table-cell>
          <table:table-cell table:style-name="ce8" office:value-type="string" calcext:value-type="string">
            <text:p>FEDERAL INSTITUTE OF SCIENCE AND TECHNOLOGY (FISAT)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Thiruvathira, <text:s/>Ever Green Villas, <text:s/>Irumpanam P O, Thripunithura-682309</text:p>
          </table:table-cell>
          <table:table-cell table:style-name="ce8" office:value-type="string" calcext:value-type="string">
            <text:p>9495558977 <text:s text:c="2"/>, 949723840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ALCULUS ( MA101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IFFERENTIAL EQUATIONS ( MA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PHYSICS ( PH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NGINEERING CHEMISTRY ( CY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C H GANAPADMESH(SCT18MP023)</text:p>
          </table:table-cell>
          <table:table-cell table:style-name="ce8" office:value-type="string" calcext:value-type="string">
            <text:p>SREE CHITRA THIRUNAL COLLEGE OF ENGINEERING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MECHANICAL ENGINEERING( PRODUCTION)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,S2(S) Exam May 2021 (2015 Scheme)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INTRODUCTION TO MECHANICAL ENGINEERING ( BE10102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PADMAVRINDH ,PONOTH LANE, KALOOR, COCHIN-17</text:p>
          </table:table-cell>
          <table:table-cell table:style-name="ce8" office:value-type="string" calcext:value-type="string">
            <text:p>9447304171 <text:s text:c="2"/>, 9496900812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NEHEMIAH THOMAS PANICKER(TOC17CS035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OMPUTER SCIENCE &amp;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(FE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GRAPHICS ( BE11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LARACKAL HOUSE,AARUMURIKADA,KUNDRA EAST, 691558</text:p>
          </table:table-cell>
          <table:table-cell table:style-name="ce8" office:value-type="string" calcext:value-type="string">
            <text:p>9656376221 <text:s text:c="2"/>, 9847764861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SURAJ S (TOC18EC034)</text:p>
          </table:table-cell>
          <table:table-cell table:style-name="ce8" office:value-type="string" calcext:value-type="string">
            <text:p>TOC H INSTITUTE OF SCIENCE &amp; TECHNOLOGY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ELECTRONICS &amp; COMMUNICATION ENG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(FE) Exam May 2021 (2015 Scheme)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ASICS OF MECHANICAL ENGINEERING ( M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JAYANTHY BUILDING,21/238 PALLURUTHY KERALA KOCHI 682006</text:p>
          </table:table-cell>
          <table:table-cell table:style-name="ce8" office:value-type="string" calcext:value-type="string">
            <text:p>9387354385 <text:s text:c="2"/>, 9249320748 <text:s/></text:p>
          </table:table-cell>
          <table:table-cell table:number-columns-repeated="49"/>
        </table:table-row>
        <table:table-row table:style-name="ro2">
          <table:table-cell table:style-name="ce8" office:value-type="string" calcext:value-type="string">
            <text:p>ASHNA AISWARYA L K(CIM18CE007)</text:p>
          </table:table-cell>
          <table:table-cell table:style-name="ce8" office:value-type="string" calcext:value-type="string">
            <text:p>ALBERTIAN INSTITUTE OF SCIENCE AND TECHNOLOGY (AISAT)- TECHNICAL CAMPUS</text:p>
          </table:table-cell>
          <table:table-cell table:style-name="ce8" office:value-type="string" calcext:value-type="string">
            <text:p>MODEL ENGINEERING COLLEGE</text:p>
          </table:table-cell>
          <table:table-cell table:style-name="ce8" office:value-type="string" calcext:value-type="string">
            <text:p>CIVIL ENGINEERING</text:p>
          </table:table-cell>
          <table:table-cell table:style-name="ce8" office:value-type="string" calcext:value-type="string">
            <text:p>B.Tech S1,S2 (S,FE) Exam May 2021 (2015 Scheme)</text:p>
          </table:table-cell>
          <table:table-cell table:style-name="ce8" office:value-type="string" calcext:value-type="string">
            <text:p>B.Tech S1(FE) Exam May 2021 (2015 Scheme)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NGINEERING MECHANICS ( BE100 ) </text:p>
          </table:table-cell>
          <table:table-cell table:style-name="ce8" table:number-columns-repeated="3"/>
          <table:table-cell table:style-name="ce8" office:value-type="string" calcext:value-type="string">
            <text:p>Not yet generated</text:p>
          </table:table-cell>
          <table:table-cell table:style-name="ce8" office:value-type="string" calcext:value-type="string">
            <text:p>model@ktu.edu.in</text:p>
          </table:table-cell>
          <table:table-cell table:style-name="ce8" office:value-type="string" calcext:value-type="string">
            <text:p>KALATHIL <text:s/>PARAYAKAD PO <text:s/>THAZHUPPU</text:p>
          </table:table-cell>
          <table:table-cell table:style-name="ce8" office:value-type="string" calcext:value-type="string">
            <text:p>9745238602 <text:s text:c="2"/>, 9048752260 <text:s/></text:p>
          </table:table-cell>
          <table:table-cell table:number-columns-repeated="49"/>
        </table:table-row>
        <table:table-row table:style-name="ro2" table:number-rows-repeated="104818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8-07-21FN" table:style-name="ta1">
        <table:table-column table:style-name="co7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4"/>
        <table:table-column table:style-name="co19" table:default-cell-style-name="Default"/>
        <table:table-column table:style-name="co7" table:default-cell-style-name="Default"/>
        <table:table-row table:style-name="ro4">
          <table:table-cell table:style-name="ce17" table:number-columns-repeated="2"/>
          <table:table-cell table:style-name="ce21" table:formula="of:=COM.MICROSOFT.CONCAT(&quot;Room :&quot;;[.A3])" office:value-type="string" office:string-value="Room :410" calcext:value-type="string">
            <text:p>Room :410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18" office:value-type="string" calcext:value-type="string">
            <text:p>Room</text:p>
          </table:table-cell>
          <table:table-cell table:style-name="ce19" office:value-type="string" calcext:value-type="string">
            <text:p>Seat</text:p>
          </table:table-cell>
          <table:table-cell table:style-name="ce19" office:value-type="string" calcext:value-type="string">
            <text:p>Student</text:p>
          </table:table-cell>
          <table:table-cell table:style-name="ce19" office:value-type="string" calcext:value-type="string">
            <text:p>RegNo</text:p>
          </table:table-cell>
          <table:table-cell table:style-name="ce19" office:value-type="string" calcext:value-type="string">
            <text:p>Slot</text:p>
          </table:table-cell>
          <table:table-cell table:style-name="ce19" office:value-type="string" calcext:value-type="string">
            <text:p>Paper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1</text:p>
          </table:table-cell>
          <table:table-cell table:style-name="ce18" office:value-type="string" calcext:value-type="string">
            <text:p>Koshy Shibu Thomas</text:p>
          </table:table-cell>
          <table:table-cell table:style-name="ce22" office:value-type="string" calcext:value-type="string">
            <text:p>ADR16CS03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2</text:p>
          </table:table-cell>
          <table:table-cell table:style-name="ce18" office:value-type="string" calcext:value-type="string">
            <text:p>Sam <text:s/>Antony</text:p>
          </table:table-cell>
          <table:table-cell table:style-name="ce22" office:value-type="string" calcext:value-type="string">
            <text:p>AEC18CE02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3</text:p>
          </table:table-cell>
          <table:table-cell table:style-name="ce18" office:value-type="string" calcext:value-type="string">
            <text:p>Abel <text:s/>Xavier</text:p>
          </table:table-cell>
          <table:table-cell table:style-name="ce22" office:value-type="string" calcext:value-type="string">
            <text:p>AIK18EE00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4</text:p>
          </table:table-cell>
          <table:table-cell table:style-name="ce18" office:value-type="string" calcext:value-type="string">
            <text:p>Tony <text:s/>Byju</text:p>
          </table:table-cell>
          <table:table-cell table:style-name="ce22" office:value-type="string" calcext:value-type="string">
            <text:p>AIK18EE01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5</text:p>
          </table:table-cell>
          <table:table-cell table:style-name="ce18" office:value-type="string" calcext:value-type="string">
            <text:p>Meghana <text:s/>Nandan</text:p>
          </table:table-cell>
          <table:table-cell table:style-name="ce22" office:value-type="string" calcext:value-type="string">
            <text:p>ASI18CS08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6</text:p>
          </table:table-cell>
          <table:table-cell table:style-name="ce18" office:value-type="string" calcext:value-type="string">
            <text:p>Sherin P Syam</text:p>
          </table:table-cell>
          <table:table-cell table:style-name="ce22" office:value-type="string" calcext:value-type="string">
            <text:p>BMC16AE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7</text:p>
          </table:table-cell>
          <table:table-cell table:style-name="ce18" office:value-type="string" calcext:value-type="string">
            <text:p>Asha <text:s/>Antony</text:p>
          </table:table-cell>
          <table:table-cell table:style-name="ce22" office:value-type="string" calcext:value-type="string">
            <text:p>BTE15CS01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8</text:p>
          </table:table-cell>
          <table:table-cell table:style-name="ce18" office:value-type="string" calcext:value-type="string">
            <text:p>Aditya Francis Chettupuzhakaren</text:p>
          </table:table-cell>
          <table:table-cell table:style-name="ce22" office:value-type="string" calcext:value-type="string">
            <text:p>CEC15CS00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09</text:p>
          </table:table-cell>
          <table:table-cell table:style-name="ce18" office:value-type="string" calcext:value-type="string">
            <text:p>Krishnaprasad <text:s/>S</text:p>
          </table:table-cell>
          <table:table-cell table:style-name="ce22" office:value-type="string" calcext:value-type="string">
            <text:p>CEC16EE02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Dev Krishna Danam</text:p>
          </table:table-cell>
          <table:table-cell table:style-name="ce22" office:value-type="string" calcext:value-type="string">
            <text:p>CHN18EE03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Ashna Aiswarya L K</text:p>
          </table:table-cell>
          <table:table-cell table:style-name="ce22" office:value-type="string" calcext:value-type="string">
            <text:p>CIM18CE00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Roohi Fathima T Y</text:p>
          </table:table-cell>
          <table:table-cell table:style-name="ce22" office:value-type="string" calcext:value-type="string">
            <text:p>CIM18CE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Anjitha S Kumar</text:p>
          </table:table-cell>
          <table:table-cell table:style-name="ce22" office:value-type="string" calcext:value-type="string">
            <text:p>FIT16EC01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Melvin <text:s/>Devassy</text:p>
          </table:table-cell>
          <table:table-cell table:style-name="ce22" office:value-type="string" calcext:value-type="string">
            <text:p>FIT17CE07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Aditya Menon P P <text:s/></text:p>
          </table:table-cell>
          <table:table-cell table:style-name="ce22" office:value-type="string" calcext:value-type="string">
            <text:p>IES16ME00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Parvathy K Sudheer</text:p>
          </table:table-cell>
          <table:table-cell table:style-name="ce22" office:value-type="string" calcext:value-type="string">
            <text:p>JCE18AN04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Kajal <text:s/>Kumari</text:p>
          </table:table-cell>
          <table:table-cell table:style-name="ce22" office:value-type="string" calcext:value-type="string">
            <text:p>JCE18CE02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410" calcext:value-type="float">
            <text:p>410</text:p>
          </table:table-cell>
          <table:table-cell table:style-name="ce20" office:value-type="string" calcext:value-type="string">
            <text:p>A18</text:p>
          </table:table-cell>
          <table:table-cell table:style-name="ce18" office:value-type="string" calcext:value-type="string">
            <text:p>Rahul K. A</text:p>
          </table:table-cell>
          <table:table-cell table:style-name="ce22" office:value-type="string" calcext:value-type="string">
            <text:p>JEC18MC03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5">
          <table:table-cell table:style-name="ce17" table:number-columns-repeated="2"/>
          <table:table-cell table:style-name="ce21" table:formula="of:=COM.MICROSOFT.CONCAT(&quot;Room :&quot;;[.A23])" office:value-type="string" office:string-value="Room :515" calcext:value-type="string">
            <text:p>Room :515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18" office:value-type="string" calcext:value-type="string">
            <text:p>Room</text:p>
          </table:table-cell>
          <table:table-cell table:style-name="ce19" office:value-type="string" calcext:value-type="string">
            <text:p>Seat</text:p>
          </table:table-cell>
          <table:table-cell table:style-name="ce19" office:value-type="string" calcext:value-type="string">
            <text:p>Student</text:p>
          </table:table-cell>
          <table:table-cell table:style-name="ce19" office:value-type="string" calcext:value-type="string">
            <text:p>RegNo</text:p>
          </table:table-cell>
          <table:table-cell table:style-name="ce19" office:value-type="string" calcext:value-type="string">
            <text:p>Slot</text:p>
          </table:table-cell>
          <table:table-cell table:style-name="ce19" office:value-type="string" calcext:value-type="string">
            <text:p>Paper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1</text:p>
          </table:table-cell>
          <table:table-cell table:style-name="ce18" office:value-type="string" calcext:value-type="string">
            <text:p>Anandhu E S</text:p>
          </table:table-cell>
          <table:table-cell table:style-name="ce22" office:value-type="string" calcext:value-type="string">
            <text:p>KIT16CS00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2</text:p>
          </table:table-cell>
          <table:table-cell table:style-name="ce18" office:value-type="string" calcext:value-type="string">
            <text:p>Adil P.A. </text:p>
          </table:table-cell>
          <table:table-cell table:style-name="ce22" office:value-type="string" calcext:value-type="string">
            <text:p>KME18CE00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3</text:p>
          </table:table-cell>
          <table:table-cell table:style-name="ce18" office:value-type="string" calcext:value-type="string">
            <text:p>Athira S Kumar</text:p>
          </table:table-cell>
          <table:table-cell table:style-name="ce22" office:value-type="string" calcext:value-type="string">
            <text:p>KME18CE02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4</text:p>
          </table:table-cell>
          <table:table-cell table:style-name="ce18" office:value-type="string" calcext:value-type="string">
            <text:p>Bristo Raj </text:p>
          </table:table-cell>
          <table:table-cell table:style-name="ce22" office:value-type="string" calcext:value-type="string">
            <text:p>KME18CE02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5</text:p>
          </table:table-cell>
          <table:table-cell table:style-name="ce18" office:value-type="string" calcext:value-type="string">
            <text:p>Sadhiq Ali A M</text:p>
          </table:table-cell>
          <table:table-cell table:style-name="ce22" office:value-type="string" calcext:value-type="string">
            <text:p>KME18CE06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6</text:p>
          </table:table-cell>
          <table:table-cell table:style-name="ce18" office:value-type="string" calcext:value-type="string">
            <text:p>Salih M.K. </text:p>
          </table:table-cell>
          <table:table-cell table:style-name="ce22" office:value-type="string" calcext:value-type="string">
            <text:p>KME18CE06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7</text:p>
          </table:table-cell>
          <table:table-cell table:style-name="ce18" office:value-type="string" calcext:value-type="string">
            <text:p>Arun Kumar A</text:p>
          </table:table-cell>
          <table:table-cell table:style-name="ce22" office:value-type="string" calcext:value-type="string">
            <text:p>KNR18EC03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8</text:p>
          </table:table-cell>
          <table:table-cell table:style-name="ce18" office:value-type="string" calcext:value-type="string">
            <text:p>Anusree K S</text:p>
          </table:table-cell>
          <table:table-cell table:style-name="ce22" office:value-type="string" calcext:value-type="string">
            <text:p>KSD18CS02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09</text:p>
          </table:table-cell>
          <table:table-cell table:style-name="ce18" office:value-type="string" calcext:value-type="string">
            <text:p>Jomon <text:s/>Shaji</text:p>
          </table:table-cell>
          <table:table-cell table:style-name="ce22" office:value-type="string" calcext:value-type="string">
            <text:p>MBC16EC03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sha <text:s/>Varghese</text:p>
          </table:table-cell>
          <table:table-cell table:style-name="ce22" office:value-type="string" calcext:value-type="string">
            <text:p>MBT15CS02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Jobin <text:s/>S L</text:p>
          </table:table-cell>
          <table:table-cell table:style-name="ce22" office:value-type="string" calcext:value-type="string">
            <text:p>MBT16CS05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Abdul Sahad M S</text:p>
          </table:table-cell>
          <table:table-cell table:style-name="ce22" office:value-type="string" calcext:value-type="string">
            <text:p>MDL16EBE00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Shijith P Scaria</text:p>
          </table:table-cell>
          <table:table-cell table:style-name="ce22" office:value-type="string" calcext:value-type="string">
            <text:p>MDL17EBE051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Akshay S Vinod</text:p>
          </table:table-cell>
          <table:table-cell table:style-name="ce22" office:value-type="string" calcext:value-type="string">
            <text:p>MDL18CS01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Eshaan K S</text:p>
          </table:table-cell>
          <table:table-cell table:style-name="ce22" office:value-type="string" calcext:value-type="string">
            <text:p>MDL18CS04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Hameem Hassan K B</text:p>
          </table:table-cell>
          <table:table-cell table:style-name="ce22" office:value-type="string" calcext:value-type="string">
            <text:p>MDL18CS05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Raashid Suhail M</text:p>
          </table:table-cell>
          <table:table-cell table:style-name="ce22" office:value-type="string" calcext:value-type="string">
            <text:p>MDL18CS09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15" calcext:value-type="float">
            <text:p>515</text:p>
          </table:table-cell>
          <table:table-cell table:style-name="ce20" office:value-type="string" calcext:value-type="string">
            <text:p>A18</text:p>
          </table:table-cell>
          <table:table-cell table:style-name="ce18" office:value-type="string" calcext:value-type="string">
            <text:p>Johan B Zachariah</text:p>
          </table:table-cell>
          <table:table-cell table:style-name="ce22" office:value-type="string" calcext:value-type="string">
            <text:p>MGP18FT02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7" table:number-columns-repeated="2"/>
          <table:table-cell table:style-name="ce21" table:formula="of:=COM.MICROSOFT.CONCAT(&quot;Room :&quot;;[.A43])" office:value-type="string" office:string-value="Room :509" calcext:value-type="string">
            <text:p>Room :509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18" office:value-type="string" calcext:value-type="string">
            <text:p>Room</text:p>
          </table:table-cell>
          <table:table-cell table:style-name="ce19" office:value-type="string" calcext:value-type="string">
            <text:p>Seat</text:p>
          </table:table-cell>
          <table:table-cell table:style-name="ce19" office:value-type="string" calcext:value-type="string">
            <text:p>Student</text:p>
          </table:table-cell>
          <table:table-cell table:style-name="ce19" office:value-type="string" calcext:value-type="string">
            <text:p>RegNo</text:p>
          </table:table-cell>
          <table:table-cell table:style-name="ce19" office:value-type="string" calcext:value-type="string">
            <text:p>Slot</text:p>
          </table:table-cell>
          <table:table-cell table:style-name="ce19" office:value-type="string" calcext:value-type="string">
            <text:p>Paper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1</text:p>
          </table:table-cell>
          <table:table-cell table:style-name="ce18" office:value-type="string" calcext:value-type="string">
            <text:p>Jinu <text:s/>Jude</text:p>
          </table:table-cell>
          <table:table-cell table:style-name="ce22" office:value-type="string" calcext:value-type="string">
            <text:p>MNR17CS01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2</text:p>
          </table:table-cell>
          <table:table-cell table:style-name="ce18" office:value-type="string" calcext:value-type="string">
            <text:p>Ashik <text:s/>Fasal</text:p>
          </table:table-cell>
          <table:table-cell table:style-name="ce22" office:value-type="string" calcext:value-type="string">
            <text:p>MNR17ME007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3</text:p>
          </table:table-cell>
          <table:table-cell table:style-name="ce18" office:value-type="string" calcext:value-type="string">
            <text:p>Athul <text:s/>P S</text:p>
          </table:table-cell>
          <table:table-cell table:style-name="ce22" office:value-type="string" calcext:value-type="string">
            <text:p>NCE16EC02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4</text:p>
          </table:table-cell>
          <table:table-cell table:style-name="ce18" office:value-type="string" calcext:value-type="string">
            <text:p>Dolbin <text:s/>Jojo</text:p>
          </table:table-cell>
          <table:table-cell table:style-name="ce22" office:value-type="string" calcext:value-type="string">
            <text:p>NSS16IC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5</text:p>
          </table:table-cell>
          <table:table-cell table:style-name="ce18" office:value-type="string" calcext:value-type="string">
            <text:p>Thameemul Ansari Cn</text:p>
          </table:table-cell>
          <table:table-cell table:style-name="ce22" office:value-type="string" calcext:value-type="string">
            <text:p>NSS17ME10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6</text:p>
          </table:table-cell>
          <table:table-cell table:style-name="ce18" office:value-type="string" calcext:value-type="string">
            <text:p>Thejus <text:s/>Manikandan</text:p>
          </table:table-cell>
          <table:table-cell table:style-name="ce22" office:value-type="string" calcext:value-type="string">
            <text:p>RCE17ME03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7</text:p>
          </table:table-cell>
          <table:table-cell table:style-name="ce18" office:value-type="string" calcext:value-type="string">
            <text:p>Harold <text:s/>Edison</text:p>
          </table:table-cell>
          <table:table-cell table:style-name="ce22" office:value-type="string" calcext:value-type="string">
            <text:p>RET16CS10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8</text:p>
          </table:table-cell>
          <table:table-cell table:style-name="ce18" office:value-type="string" calcext:value-type="string">
            <text:p>Habeeb Kizhakke Peedikayil</text:p>
          </table:table-cell>
          <table:table-cell table:style-name="ce22" office:value-type="string" calcext:value-type="string">
            <text:p>SCM16EE03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09</text:p>
          </table:table-cell>
          <table:table-cell table:style-name="ce18" office:value-type="string" calcext:value-type="string">
            <text:p>Jovel <text:s/>Jose</text:p>
          </table:table-cell>
          <table:table-cell table:style-name="ce22" office:value-type="string" calcext:value-type="string">
            <text:p>SJC16CS06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0</text:p>
          </table:table-cell>
          <table:table-cell table:style-name="ce18" office:value-type="string" calcext:value-type="string">
            <text:p>Ananthu <text:s/>Manikuttan</text:p>
          </table:table-cell>
          <table:table-cell table:style-name="ce22" office:value-type="string" calcext:value-type="string">
            <text:p>TCE16ME00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1</text:p>
          </table:table-cell>
          <table:table-cell table:style-name="ce18" office:value-type="string" calcext:value-type="string">
            <text:p>Asif A M</text:p>
          </table:table-cell>
          <table:table-cell table:style-name="ce22" office:value-type="string" calcext:value-type="string">
            <text:p>TKM18CE036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2</text:p>
          </table:table-cell>
          <table:table-cell table:style-name="ce18" office:value-type="string" calcext:value-type="string">
            <text:p>Rishi A R</text:p>
          </table:table-cell>
          <table:table-cell table:style-name="ce22" office:value-type="string" calcext:value-type="string">
            <text:p>TOC15EE032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3</text:p>
          </table:table-cell>
          <table:table-cell table:style-name="ce18" office:value-type="string" calcext:value-type="string">
            <text:p>Alan K Antony</text:p>
          </table:table-cell>
          <table:table-cell table:style-name="ce22" office:value-type="string" calcext:value-type="string">
            <text:p>TOC15ME020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4</text:p>
          </table:table-cell>
          <table:table-cell table:style-name="ce18" office:value-type="string" calcext:value-type="string">
            <text:p>Bifil Mon Martin</text:p>
          </table:table-cell>
          <table:table-cell table:style-name="ce22" office:value-type="string" calcext:value-type="string">
            <text:p>TOC16EC018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5</text:p>
          </table:table-cell>
          <table:table-cell table:style-name="ce18" office:value-type="string" calcext:value-type="string">
            <text:p>Akhil S Kadavan</text:p>
          </table:table-cell>
          <table:table-cell table:style-name="ce22" office:value-type="string" calcext:value-type="string">
            <text:p>VJC18CE00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6</text:p>
          </table:table-cell>
          <table:table-cell table:style-name="ce18" office:value-type="string" calcext:value-type="string">
            <text:p>Mohammed Anas </text:p>
          </table:table-cell>
          <table:table-cell table:style-name="ce22" office:value-type="string" calcext:value-type="string">
            <text:p>VML16CE06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4">
          <table:table-cell table:style-name="ce18" office:value-type="float" office:value="509" calcext:value-type="float">
            <text:p>509</text:p>
          </table:table-cell>
          <table:table-cell table:style-name="ce18" office:value-type="string" calcext:value-type="string">
            <text:p>A17</text:p>
          </table:table-cell>
          <table:table-cell table:style-name="ce18" office:value-type="string" calcext:value-type="string">
            <text:p>Sachin S </text:p>
          </table:table-cell>
          <table:table-cell table:style-name="ce22" office:value-type="string" calcext:value-type="string">
            <text:p>YCE15ME093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BE100 <text:s/></text:p>
          </table:table-cell>
        </table:table-row>
        <table:table-row table:style-name="ro2" table:number-rows-repeated="104851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04-08-21-FN" table:style-name="ta1">
        <office:forms form:automatic-focus="false" form:apply-design-mode="false"/>
        <table:table-column table:style-name="co7" table:default-cell-style-name="ce32"/>
        <table:table-column table:style-name="co20" table:default-cell-style-name="ce32"/>
        <table:table-column table:style-name="co21" table:default-cell-style-name="ce35"/>
        <table:table-column table:style-name="co22" table:default-cell-style-name="ce37"/>
        <table:table-column table:style-name="co7" table:default-cell-style-name="ce37"/>
        <table:table-row table:style-name="ro6">
          <table:table-cell table:style-name="ce31"/>
          <table:table-cell table:style-name="ce34" office:value-type="string" calcext:value-type="string">
            <text:p>Room : 310</text:p>
          </table:table-cell>
          <table:table-cell table:style-name="ce31" table:number-columns-repeated="3"/>
        </table:table-row>
        <table:table-row table:style-name="ro7">
          <table:table-cell office:value-type="string" calcext:value-type="string">
            <text:p>Seat</text:p>
          </table:table-cell>
          <table:table-cell office:value-type="string" calcext:value-type="string">
            <text:p>Name</text:p>
          </table:table-cell>
          <table:table-cell table:style-name="ce32" office:value-type="string" calcext:value-type="string">
            <text:p>RegNo</text:p>
          </table:table-cell>
          <table:table-cell table:style-name="ce32" office:value-type="string" calcext:value-type="string">
            <text:p>Slot</text:p>
          </table:table-cell>
          <table:table-cell table:style-name="ce32" office:value-type="string" calcext:value-type="string">
            <text:p>Paper</text:p>
          </table:table-cell>
        </table:table-row>
        <table:table-row table:style-name="ro7">
          <table:table-cell office:value-type="string" calcext:value-type="string">
            <text:p>A01</text:p>
          </table:table-cell>
          <table:table-cell office:value-type="string" calcext:value-type="string">
            <text:p>Alan Jose K A</text:p>
          </table:table-cell>
          <table:table-cell office:value-type="string" calcext:value-type="string">
            <text:p>AIK18EE00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E100 <text:s/></text:p>
          </table:table-cell>
        </table:table-row>
        <table:table-row table:style-name="ro7">
          <table:table-cell office:value-type="string" calcext:value-type="string">
            <text:p>A03</text:p>
          </table:table-cell>
          <table:table-cell office:value-type="string" calcext:value-type="string">
            <text:p>Suraj S </text:p>
          </table:table-cell>
          <table:table-cell office:value-type="string" calcext:value-type="string">
            <text:p>TOC18EC03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E100 <text:s/></text:p>
          </table:table-cell>
        </table:table-row>
        <table:table-row table:style-name="ro7">
          <table:table-cell table:style-name="ce33" office:value-type="string" calcext:value-type="string">
            <text:p>A02</text:p>
          </table:table-cell>
          <table:table-cell table:style-name="ce33" office:value-type="string" calcext:value-type="string">
            <text:p>Athul M Y</text:p>
          </table:table-cell>
          <table:table-cell table:style-name="ce36" office:value-type="string" calcext:value-type="string">
            <text:p>IDK17ME022</text:p>
          </table:table-cell>
          <table:table-cell table:style-name="ce38" office:value-type="string" calcext:value-type="string">
            <text:p>F</text:p>
          </table:table-cell>
          <table:table-cell table:style-name="ce38" office:value-type="string" calcext:value-type="string">
            <text:p>CE100 <text:s/></text:p>
          </table:table-cell>
        </table:table-row>
      </table:table>
      <table:table table:name="06-08-21-FN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2"/>
        <table:table-column table:style-name="co23" table:default-cell-style-name="ce2"/>
        <table:table-column table:style-name="co24" table:default-cell-style-name="ce3"/>
        <table:table-column table:style-name="co7" table:number-columns-repeated="2" table:default-cell-style-name="ce5"/>
        <table:table-row table:style-name="ro9">
          <table:table-cell/>
          <table:table-cell table:style-name="Default"/>
          <table:table-cell table:style-name="ce48" office:value-type="string" calcext:value-type="string">
            <text:p>Room 309</text:p>
          </table:table-cell>
          <table:table-cell table:style-name="ce49" table:number-columns-repeated="3"/>
        </table:table-row>
        <table:table-row table:style-name="ro9">
          <table:table-cell/>
          <table:table-cell table:style-name="ce47" office:value-type="string" calcext:value-type="string">
            <text:p>Seat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RegNo</text:p>
          </table:table-cell>
          <table:table-cell table:style-name="ce47" office:value-type="string" calcext:value-type="string">
            <text:p>Slot</text:p>
          </table:table-cell>
          <table:table-cell table:style-name="ce47" office:value-type="string" calcext:value-type="string">
            <text:p>Paper</text:p>
          </table:table-cell>
        </table:table-row>
        <table:table-row table:style-name="ro1">
          <table:table-cell/>
          <table:table-cell office:value-type="string" calcext:value-type="string">
            <text:p>A01</text:p>
          </table:table-cell>
          <table:table-cell office:value-type="string" calcext:value-type="string">
            <text:p>Ajmal <text:s/>Latheef</text:p>
          </table:table-cell>
          <table:table-cell office:value-type="string" calcext:value-type="string">
            <text:p>ADR18CS00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100 <text:s/></text:p>
          </table:table-cell>
        </table:table-row>
        <table:table-row table:style-name="ro1">
          <table:table-cell/>
          <table:table-cell office:value-type="string" calcext:value-type="string">
            <text:p>A02</text:p>
          </table:table-cell>
          <table:table-cell office:value-type="string" calcext:value-type="string">
            <text:p>Clint Paul <text:s/></text:p>
          </table:table-cell>
          <table:table-cell office:value-type="string" calcext:value-type="string">
            <text:p>SHR16CS02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100 <text:s/></text:p>
          </table:table-cell>
        </table:table-row>
        <table:table-row table:style-name="ro1">
          <table:table-cell/>
          <table:table-cell office:value-type="string" calcext:value-type="string">
            <text:p>A03</text:p>
          </table:table-cell>
          <table:table-cell office:value-type="string" calcext:value-type="string">
            <text:p>Lloyd P Mathew</text:p>
          </table:table-cell>
          <table:table-cell office:value-type="string" calcext:value-type="string">
            <text:p>VJC18CS07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100 <text:s/></text:p>
          </table:table-cell>
        </table:table-row>
      </table:table>
      <table:named-expressions/>
      <table:database-ranges>
        <table:database-range table:name="__Anonymous_Sheet_DB__0" table:target-range-address="'001'.A1:'001'.F386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scale-to="9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font-size="15pt"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2:13:05.894706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earingStudentEligibilityRepo" style:display-name="PageStyle_AppearingStudentEligibilityRe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0T13:17:43.579607781</dc:date>
    <meta:editing-duration>PT2H36M12S</meta:editing-duration>
    <meta:editing-cycles>26</meta:editing-cycles>
    <meta:generator>LibreOffice/6.4.7.2$Linux_X86_64 LibreOffice_project/40$Build-2</meta:generator>
    <meta:document-statistic meta:table-count="5" meta:cell-count="6560" meta:object-count="0"/>
  </office:meta>
</office:document-meta>
</file>